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Inter" svg:font-family="Inter, BlinkMacSystemFont, 'Segoe UI', Roboto, Oxygen, Ubuntu, Cantarell, 'Fira Sans', 'Droid Sans', 'Helvetica Neue'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dejavu sans mono" svg:font-family="'dejavu sans mono', monospace"/>
    <style:font-face style:name="inherit" svg:font-family="inherit"/>
    <style:font-face style:name="var source-code-font-family" svg:font-family="'var source-code-font-family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276cm" fo:margin-left="0.635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4.524cm"/>
    </style:style>
    <style:style style:name="Table1.C" style:family="table-column">
      <style:table-column-properties style:column-width="0.584cm"/>
    </style:style>
    <style:style style:name="Table1.D" style:family="table-column">
      <style:table-column-properties style:column-width="3.949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ing_20_2">
      <style:text-properties fo:font-variant="normal" fo:text-transform="none" style:font-name="apple-system" fo:letter-spacing="normal" fo:font-style="normal" fo:font-weight="normal" officeooo:rsid="00182c59" officeooo:paragraph-rsid="00182c59"/>
    </style:style>
    <style:style style:name="P2" style:family="paragraph" style:parent-style-name="Heading_20_2">
      <style:text-properties fo:font-variant="normal" fo:text-transform="none" fo:color="#515151" loext:opacity="100%" style:font-name="apple-system" fo:letter-spacing="normal" fo:font-style="normal" fo:font-weight="normal" officeooo:rsid="0085df5b" officeooo:paragraph-rsid="0085df5b"/>
    </style:style>
    <style:style style:name="P3" style:family="paragraph" style:parent-style-name="Heading_20_2">
      <style:text-properties fo:font-variant="normal" fo:text-transform="none" fo:color="#515151" loext:opacity="100%" style:font-name="apple-system" fo:letter-spacing="normal" fo:font-style="normal" fo:font-weight="normal" officeooo:rsid="0088c497" officeooo:paragraph-rsid="0088c497"/>
    </style:style>
    <style:style style:name="P4" style:family="paragraph" style:parent-style-name="Heading_20_2">
      <style:text-properties fo:font-variant="normal" fo:text-transform="none" fo:color="#515151" loext:opacity="100%" style:font-name="apple-system" fo:letter-spacing="normal" fo:font-style="normal" fo:font-weight="normal" officeooo:rsid="0093cccd" officeooo:paragraph-rsid="0093cccd"/>
    </style:style>
    <style:style style:name="P5" style:family="paragraph" style:parent-style-name="Standard">
      <style:text-properties officeooo:rsid="00182c59" officeooo:paragraph-rsid="00182c59"/>
    </style:style>
    <style:style style:name="P6" style:family="paragraph" style:parent-style-name="Standard">
      <style:text-properties officeooo:rsid="001af17f" officeooo:paragraph-rsid="001af17f"/>
    </style:style>
    <style:style style:name="P7" style:family="paragraph" style:parent-style-name="Standard">
      <style:text-properties officeooo:rsid="001beff9" officeooo:paragraph-rsid="001e2f30"/>
    </style:style>
    <style:style style:name="P8" style:family="paragraph" style:parent-style-name="Standard">
      <style:text-properties officeooo:rsid="002a25ba" officeooo:paragraph-rsid="002a25ba"/>
    </style:style>
    <style:style style:name="P9" style:family="paragraph" style:parent-style-name="Standard">
      <style:text-properties officeooo:rsid="002daca6" officeooo:paragraph-rsid="002daca6"/>
    </style:style>
    <style:style style:name="P10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fo:background-color="#282a36"/>
    </style:style>
    <style:style style:name="P11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officeooo:paragraph-rsid="0052961c" fo:background-color="#282a36"/>
    </style:style>
    <style:style style:name="P12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officeooo:rsid="0052961c" officeooo:paragraph-rsid="0052961c" fo:background-color="#282a36"/>
    </style:style>
    <style:style style:name="P13" style:family="paragraph" style:parent-style-name="Standard">
      <style:text-properties fo:color="#f8f8f2" loext:opacity="100%" style:font-name="Droid Sans Mono" fo:font-size="12pt" fo:font-weight="normal" officeooo:rsid="0058647d" officeooo:paragraph-rsid="0058647d" fo:background-color="#282a36"/>
    </style:style>
    <style:style style:name="P14" style:family="paragraph" style:parent-style-name="Standard">
      <style:text-properties fo:color="#f8f8f2" loext:opacity="100%" style:font-name="Droid Sans Mono" fo:font-size="12pt" fo:font-weight="normal" officeooo:rsid="007864b7" officeooo:paragraph-rsid="007864b7" fo:background-color="#282a36"/>
    </style:style>
    <style:style style:name="P15" style:family="paragraph" style:parent-style-name="Standard">
      <style:text-properties fo:color="#f8f8f2" loext:opacity="100%" style:font-name="Droid Sans Mono" fo:font-size="12pt" fo:font-weight="normal" officeooo:rsid="007a7ded" officeooo:paragraph-rsid="007a7ded" fo:background-color="#282a36"/>
    </style:style>
    <style:style style:name="P16" style:family="paragraph" style:parent-style-name="Standard">
      <style:text-properties fo:color="#f8f8f2" loext:opacity="100%" style:font-name="Droid Sans Mono" fo:font-size="12pt" fo:font-weight="normal" officeooo:rsid="008199a7" officeooo:paragraph-rsid="008199a7" fo:background-color="#282a36"/>
    </style:style>
    <style:style style:name="P17" style:family="paragraph" style:parent-style-name="Standard">
      <style:text-properties fo:color="#f8f8f2" loext:opacity="100%" style:font-name="Droid Sans Mono" fo:font-size="12pt" fo:font-weight="normal" officeooo:rsid="00837a75" officeooo:paragraph-rsid="00837a75" fo:background-color="#282a36"/>
    </style:style>
    <style:style style:name="P18" style:family="paragraph" style:parent-style-name="Standard">
      <style:text-properties fo:color="#f8f8f2" loext:opacity="100%" style:font-name="Droid Sans Mono" fo:font-size="12pt" fo:font-weight="normal" officeooo:rsid="0085df5b" officeooo:paragraph-rsid="0085df5b" fo:background-color="#282a36"/>
    </style:style>
    <style:style style:name="P19" style:family="paragraph" style:parent-style-name="Standard">
      <style:text-properties fo:color="#f8f8f2" loext:opacity="100%" style:font-name="Droid Sans Mono" fo:font-size="12pt" fo:font-weight="normal" officeooo:rsid="0088c497" officeooo:paragraph-rsid="0088c497" fo:background-color="#282a36"/>
    </style:style>
    <style:style style:name="P20" style:family="paragraph" style:parent-style-name="Standard">
      <style:text-properties fo:color="#f8f8f2" loext:opacity="100%" style:font-name="Droid Sans Mono" fo:font-size="12pt" fo:font-weight="normal" officeooo:rsid="008d0407" officeooo:paragraph-rsid="008d0407" fo:background-color="#282a36"/>
    </style:style>
    <style:style style:name="P21" style:family="paragraph" style:parent-style-name="Standard">
      <style:text-properties fo:color="#f8f8f2" loext:opacity="100%" style:font-name="Droid Sans Mono" fo:font-size="12pt" fo:font-weight="normal" officeooo:rsid="0093cccd" officeooo:paragraph-rsid="0093cccd" fo:background-color="#282a36"/>
    </style:style>
    <style:style style:name="P22" style:family="paragraph" style:parent-style-name="Standard">
      <style:text-properties fo:color="#f8f8f2" loext:opacity="100%" style:font-name="Droid Sans Mono" fo:font-size="12pt" fo:font-weight="normal" officeooo:rsid="00a18da2" officeooo:paragraph-rsid="00a18da2" fo:background-color="#282a36"/>
    </style:style>
    <style:style style:name="P23" style:family="paragraph" style:parent-style-name="Standard">
      <style:text-properties fo:color="#f8f8f2" loext:opacity="100%" style:font-name="Droid Sans Mono" fo:font-size="12pt" fo:font-weight="normal" officeooo:rsid="00a29f7b" officeooo:paragraph-rsid="00a29f7b" fo:background-color="#282a36"/>
    </style:style>
    <style:style style:name="P24" style:family="paragraph" style:parent-style-name="Standard">
      <style:text-properties fo:color="#f8f8f2" loext:opacity="100%" style:font-name="Droid Sans Mono" fo:font-size="12pt" fo:font-weight="normal" officeooo:rsid="00a7e8eb" officeooo:paragraph-rsid="00a7e8eb" fo:background-color="#282a36"/>
    </style:style>
    <style:style style:name="P25" style:family="paragraph" style:parent-style-name="Standard">
      <style:paragraph-properties style:line-height-at-least="0.582cm"/>
      <style:text-properties fo:color="#f8f8f2" loext:opacity="100%" style:font-name="Droid Sans Mono" fo:font-size="12pt" fo:font-weight="bold" fo:background-color="#282a36" style:font-weight-asian="bold" style:font-weight-complex="bold"/>
    </style:style>
    <style:style style:name="P26" style:family="paragraph" style:parent-style-name="Standard">
      <style:paragraph-properties style:line-height-at-least="0.582cm"/>
      <style:text-properties fo:color="#6272a4" loext:opacity="100%" style:font-name="Droid Sans Mono" fo:font-size="12pt" fo:font-weight="normal" fo:background-color="#282a36"/>
    </style:style>
    <style:style style:name="P27" style:family="paragraph" style:parent-style-name="Standard">
      <style:paragraph-properties style:line-height-at-least="0.582cm"/>
    </style:style>
    <style:style style:name="P28" style:family="paragraph" style:parent-style-name="Standard">
      <style:text-properties fo:font-size="15pt" style:font-size-asian="15pt" style:font-size-complex="15pt"/>
    </style:style>
    <style:style style:name="P29" style:family="paragraph" style:parent-style-name="Standard">
      <style:text-properties fo:color="#c9211e" loext:opacity="100%" fo:font-size="15pt" fo:font-weight="bold" fo:background-color="#ffff00" style:font-size-asian="15pt" style:font-weight-asian="bold" style:font-size-complex="15pt" style:font-weight-complex="bold"/>
    </style:style>
    <style:style style:name="P30" style:family="paragraph" style:parent-style-name="Standard">
      <style:paragraph-properties fo:line-height="120%"/>
      <style:text-properties fo:color="#c9211e" loext:opacity="100%" style:font-name="var source-code-font-family" fo:font-weight="bold" style:font-weight-asian="bold" style:font-weight-complex="bold" loext:padding="0cm" loext:border="none"/>
    </style:style>
    <style:style style:name="P31" style:family="paragraph" style:parent-style-name="Standard">
      <style:text-properties officeooo:rsid="007864b7" officeooo:paragraph-rsid="007864b7"/>
    </style:style>
    <style:style style:name="P32" style:family="paragraph" style:parent-style-name="Standard">
      <style:text-properties officeooo:rsid="007a3f33" officeooo:paragraph-rsid="007a3f33"/>
    </style:style>
    <style:style style:name="P33" style:family="paragraph" style:parent-style-name="Standard">
      <style:text-properties officeooo:rsid="007a7ded" officeooo:paragraph-rsid="007a7ded"/>
    </style:style>
    <style:style style:name="P34" style:family="paragraph" style:parent-style-name="Standard">
      <style:text-properties officeooo:rsid="007cbd4c" officeooo:paragraph-rsid="007cbd4c"/>
    </style:style>
    <style:style style:name="P35" style:family="paragraph" style:parent-style-name="Standard">
      <style:text-properties officeooo:rsid="007cc62d" officeooo:paragraph-rsid="007cc62d"/>
    </style:style>
    <style:style style:name="P36" style:family="paragraph" style:parent-style-name="Standard">
      <style:text-properties officeooo:rsid="00807125" officeooo:paragraph-rsid="00807125"/>
    </style:style>
    <style:style style:name="P37" style:family="paragraph" style:parent-style-name="Standard">
      <style:text-properties officeooo:rsid="008199a7" officeooo:paragraph-rsid="008199a7"/>
    </style:style>
    <style:style style:name="P38" style:family="paragraph" style:parent-style-name="Standard">
      <style:text-properties officeooo:rsid="00837a75" officeooo:paragraph-rsid="00837a75"/>
    </style:style>
    <style:style style:name="P39" style:family="paragraph" style:parent-style-name="Standard">
      <style:text-properties officeooo:rsid="0085df5b" officeooo:paragraph-rsid="0085df5b"/>
    </style:style>
    <style:style style:name="P40" style:family="paragraph" style:parent-style-name="Standard">
      <style:text-properties officeooo:rsid="0088c497" officeooo:paragraph-rsid="0088c497"/>
    </style:style>
    <style:style style:name="P41" style:family="paragraph" style:parent-style-name="Standard">
      <style:text-properties officeooo:rsid="008b0726" officeooo:paragraph-rsid="008b0726"/>
    </style:style>
    <style:style style:name="P42" style:family="paragraph" style:parent-style-name="Standard">
      <style:text-properties officeooo:rsid="008bc3f3" officeooo:paragraph-rsid="008bc3f3"/>
    </style:style>
    <style:style style:name="P43" style:family="paragraph" style:parent-style-name="Standard">
      <style:text-properties officeooo:rsid="008c32e0" officeooo:paragraph-rsid="008c32e0"/>
    </style:style>
    <style:style style:name="P44" style:family="paragraph" style:parent-style-name="Standard">
      <style:text-properties officeooo:rsid="008d0407" officeooo:paragraph-rsid="008d0407"/>
    </style:style>
    <style:style style:name="P45" style:family="paragraph" style:parent-style-name="Standard">
      <style:text-properties officeooo:rsid="0090c3cb" officeooo:paragraph-rsid="0090c3cb"/>
    </style:style>
    <style:style style:name="P46" style:family="paragraph" style:parent-style-name="Standard">
      <style:text-properties officeooo:rsid="0093cccd" officeooo:paragraph-rsid="0093cccd"/>
    </style:style>
    <style:style style:name="P47" style:family="paragraph" style:parent-style-name="Standard">
      <style:text-properties officeooo:rsid="0097ab8b" officeooo:paragraph-rsid="0097ab8b"/>
    </style:style>
    <style:style style:name="P48" style:family="paragraph" style:parent-style-name="Standard">
      <style:text-properties officeooo:rsid="00990107" officeooo:paragraph-rsid="00990107"/>
    </style:style>
    <style:style style:name="P49" style:family="paragraph" style:parent-style-name="Standard">
      <style:text-properties officeooo:rsid="009ac206" officeooo:paragraph-rsid="009ac206"/>
    </style:style>
    <style:style style:name="P50" style:family="paragraph" style:parent-style-name="Standard">
      <style:text-properties officeooo:rsid="009b8959" officeooo:paragraph-rsid="009b8959"/>
    </style:style>
    <style:style style:name="P51" style:family="paragraph" style:parent-style-name="Standard">
      <style:text-properties officeooo:rsid="009db704" officeooo:paragraph-rsid="009db704"/>
    </style:style>
    <style:style style:name="P52" style:family="paragraph" style:parent-style-name="Standard">
      <style:text-properties officeooo:rsid="009fc7c2" officeooo:paragraph-rsid="009fc7c2"/>
    </style:style>
    <style:style style:name="P53" style:family="paragraph" style:parent-style-name="Standard">
      <style:text-properties style:font-name="var source-code-font-family" officeooo:rsid="009fc7c2" officeooo:paragraph-rsid="009fc7c2" loext:padding="0cm" loext:border="none"/>
    </style:style>
    <style:style style:name="P54" style:family="paragraph" style:parent-style-name="Standard">
      <style:text-properties style:font-name="var source-code-font-family" officeooo:rsid="00a18da2" officeooo:paragraph-rsid="00a18da2" loext:padding="0cm" loext:border="none"/>
    </style:style>
    <style:style style:name="P55" style:family="paragraph" style:parent-style-name="Standard">
      <style:text-properties officeooo:rsid="00a0d209" officeooo:paragraph-rsid="00a0d209"/>
    </style:style>
    <style:style style:name="P56" style:family="paragraph" style:parent-style-name="Standard">
      <style:text-properties officeooo:rsid="00a18da2" officeooo:paragraph-rsid="00a18da2"/>
    </style:style>
    <style:style style:name="P57" style:family="paragraph" style:parent-style-name="Standard">
      <style:paragraph-properties fo:line-height="120%"/>
      <style:text-properties fo:color="#800080" loext:opacity="100%" style:font-name="var source-code-font-family" fo:font-weight="bold" style:font-weight-asian="bold" style:font-weight-complex="bold" loext:padding="0cm" loext:border="none"/>
    </style:style>
    <style:style style:name="P58" style:family="paragraph" style:parent-style-name="Standard">
      <style:text-properties officeooo:rsid="00a29f7b" officeooo:paragraph-rsid="00a29f7b"/>
    </style:style>
    <style:style style:name="P59" style:family="paragraph" style:parent-style-name="Standard">
      <style:text-properties officeooo:rsid="00a57b1a" officeooo:paragraph-rsid="00a57b1a"/>
    </style:style>
    <style:style style:name="P60" style:family="paragraph" style:parent-style-name="Standard">
      <style:text-properties officeooo:rsid="00ae3b60" officeooo:paragraph-rsid="00ae3b60"/>
    </style:style>
    <style:style style:name="P6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italic" fo:font-weight="normal" loext:padding="0cm" loext:border="none"/>
    </style:style>
    <style:style style:name="P6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3" style:family="paragraph" style:parent-style-name="Preformatted_20_Text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3b2314" officeooo:paragraph-rsid="003b2314" loext:padding="0cm" loext:border="none"/>
    </style:style>
    <style:style style:name="P64" style:family="paragraph" style:parent-style-name="Preformatted_20_Text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77ddc1" officeooo:paragraph-rsid="0077ddc1" loext:padding="0cm" loext:border="none"/>
    </style:style>
    <style:style style:name="P65" style:family="paragraph" style:parent-style-name="Standard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6272a4" loext:opacity="100%" style:font-name="Droid Sans Mono" fo:font-size="12pt" fo:letter-spacing="normal" fo:font-style="normal" fo:font-weight="normal" officeooo:rsid="002e89b1" officeooo:paragraph-rsid="002e89b1" fo:background-color="#282a36" loext:padding="0cm" loext:border="none"/>
    </style:style>
    <style:style style:name="P66" style:family="paragraph" style:parent-style-name="Standard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apple-system" fo:font-size="11.25pt" fo:letter-spacing="normal" fo:font-style="normal" fo:font-weight="bold" officeooo:rsid="0041208d" officeooo:paragraph-rsid="0041208d" style:font-weight-asian="bold" style:font-weight-complex="bold" loext:padding="0cm" loext:border="none"/>
    </style:style>
    <style:style style:name="P67" style:family="paragraph" style:parent-style-name="Standard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f8f8f2" loext:opacity="100%" style:font-name="Droid Sans Mono" fo:font-size="12pt" fo:letter-spacing="normal" fo:font-style="normal" fo:font-weight="normal" officeooo:rsid="007450ed" officeooo:paragraph-rsid="007450ed" fo:background-color="#282a36" style:font-size-asian="10.5pt" style:font-weight-asian="bold" style:font-size-complex="12pt" style:font-weight-complex="bold" loext:padding="0cm" loext:border="none"/>
    </style:style>
    <style:style style:name="P68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loext:padding="0cm" loext:border="none"/>
    </style:style>
    <style:style style:name="P69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1eda4f" officeooo:paragraph-rsid="001eda4f" loext:padding="0cm" loext:border="none"/>
    </style:style>
    <style:style style:name="P70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1fec4e" officeooo:paragraph-rsid="001fec4e" loext:padding="0cm" loext:border="none"/>
    </style:style>
    <style:style style:name="P71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2259d" officeooo:paragraph-rsid="0022259d" loext:padding="0cm" loext:border="none"/>
    </style:style>
    <style:style style:name="P72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27056" officeooo:paragraph-rsid="00227056" loext:padding="0cm" loext:border="none"/>
    </style:style>
    <style:style style:name="P73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4827f" officeooo:paragraph-rsid="0024827f" loext:padding="0cm" loext:border="none"/>
    </style:style>
    <style:style style:name="P74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59aa0" officeooo:paragraph-rsid="00259aa0" loext:padding="0cm" loext:border="none"/>
    </style:style>
    <style:style style:name="P75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59aa0" officeooo:paragraph-rsid="002fc3cf" loext:padding="0cm" loext:border="none"/>
    </style:style>
    <style:style style:name="P76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70d71" officeooo:paragraph-rsid="002e89b1" loext:padding="0cm" loext:border="none"/>
    </style:style>
    <style:style style:name="P77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85d6e" officeooo:paragraph-rsid="00270d71" loext:padding="0cm" loext:border="none"/>
    </style:style>
    <style:style style:name="P78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85d6e" officeooo:paragraph-rsid="002e89b1" loext:padding="0cm" loext:border="none"/>
    </style:style>
    <style:style style:name="P79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8f29d" officeooo:paragraph-rsid="0028f29d" loext:padding="0cm" loext:border="none"/>
    </style:style>
    <style:style style:name="P80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e89b1" officeooo:paragraph-rsid="002e89b1" loext:padding="0cm" loext:border="none"/>
    </style:style>
    <style:style style:name="P81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2fc3cf" officeooo:paragraph-rsid="002fc3cf" loext:padding="0cm" loext:border="none"/>
    </style:style>
    <style:style style:name="P82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330753" officeooo:paragraph-rsid="00330753" loext:padding="0cm" loext:border="none"/>
    </style:style>
    <style:style style:name="P83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34e92a" officeooo:paragraph-rsid="0034e92a" loext:padding="0cm" loext:border="none"/>
    </style:style>
    <style:style style:name="P84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36a124" officeooo:paragraph-rsid="0036a124" loext:padding="0cm" loext:border="none"/>
    </style:style>
    <style:style style:name="P85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38113f" officeooo:paragraph-rsid="0038113f" loext:padding="0cm" loext:border="none"/>
    </style:style>
    <style:style style:name="P86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3b2314" officeooo:paragraph-rsid="003b2314" loext:padding="0cm" loext:border="none"/>
    </style:style>
    <style:style style:name="P87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3b2314" officeooo:paragraph-rsid="003cb684" loext:padding="0cm" loext:border="none"/>
    </style:style>
    <style:style style:name="P88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41b4c3" officeooo:paragraph-rsid="0041b4c3" loext:padding="0cm" loext:border="none"/>
    </style:style>
    <style:style style:name="P89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3b2314" officeooo:paragraph-rsid="003cb684" style:font-weight-asian="normal" style:font-weight-complex="normal" loext:padding="0cm" loext:border="none"/>
    </style:style>
    <style:style style:name="P90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45d1d7" officeooo:paragraph-rsid="0045d1d7" loext:padding="0cm" loext:border="none"/>
    </style:style>
    <style:style style:name="P91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710144" officeooo:paragraph-rsid="00710144" loext:padding="0cm" loext:border="none"/>
    </style:style>
    <style:style style:name="P92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75d015" officeooo:paragraph-rsid="0075d015" loext:padding="0cm" loext:border="none"/>
    </style:style>
    <style:style style:name="P93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77ddc1" officeooo:paragraph-rsid="0077ddc1" loext:padding="0cm" loext:border="none"/>
    </style:style>
    <style:style style:name="P94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normal" officeooo:rsid="0089edf5" officeooo:paragraph-rsid="0089edf5" loext:padding="0cm" loext:border="none"/>
    </style:style>
    <style:style style:name="P95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1.25pt" fo:letter-spacing="normal" fo:font-style="normal" fo:font-weight="bold" officeooo:rsid="0037e5c6" officeooo:paragraph-rsid="0037e5c6" style:font-weight-asian="bold" style:font-weight-complex="bold" loext:padding="0cm" loext:border="none"/>
    </style:style>
    <style:style style:name="P96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5pt" fo:letter-spacing="normal" fo:font-style="normal" fo:font-weight="bold" officeooo:rsid="001eda4f" officeooo:paragraph-rsid="001eda4f" style:font-size-asian="15pt" style:font-weight-asian="bold" style:font-size-complex="15pt" style:font-weight-complex="bold" loext:padding="0cm" loext:border="none"/>
    </style:style>
    <style:style style:name="P97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6pt" fo:letter-spacing="normal" fo:font-style="normal" fo:font-weight="bold" officeooo:rsid="0028f29d" officeooo:paragraph-rsid="0028f29d" style:font-size-asian="16pt" style:font-weight-asian="bold" style:font-size-complex="16pt" style:font-weight-complex="bold" loext:padding="0cm" loext:border="none"/>
    </style:style>
    <style:style style:name="P98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6pt" fo:letter-spacing="normal" fo:font-style="normal" fo:font-weight="bold" officeooo:rsid="002e89b1" officeooo:paragraph-rsid="002e89b1" style:font-size-asian="16pt" style:font-weight-asian="bold" style:font-size-complex="16pt" style:font-weight-complex="bold" loext:padding="0cm" loext:border="none"/>
    </style:style>
    <style:style style:name="P99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2pt" fo:letter-spacing="normal" fo:font-style="normal" fo:font-weight="bold" officeooo:rsid="0045d1d7" officeooo:paragraph-rsid="0045d1d7" style:font-size-asian="10.5pt" style:font-weight-asian="bold" style:font-size-complex="12pt" style:font-weight-complex="bold" loext:padding="0cm" loext:border="none"/>
    </style:style>
    <style:style style:name="P100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2pt" fo:letter-spacing="normal" fo:font-style="normal" fo:font-weight="bold" officeooo:rsid="007450ed" officeooo:paragraph-rsid="007450ed" style:font-size-asian="10.5pt" style:font-weight-asian="bold" style:font-size-complex="12pt" style:font-weight-complex="bold" loext:padding="0cm" loext:border="none"/>
    </style:style>
    <style:style style:name="P101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2pt" fo:letter-spacing="normal" fo:font-style="normal" fo:font-weight="normal" officeooo:rsid="0047210d" officeooo:paragraph-rsid="0047210d" style:font-size-asian="10.5pt" style:font-weight-asian="normal" style:font-size-complex="12pt" style:font-weight-complex="normal" loext:padding="0cm" loext:border="none"/>
    </style:style>
    <style:style style:name="P102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14pt" fo:letter-spacing="normal" fo:font-style="normal" fo:font-weight="normal" officeooo:rsid="0045d1d7" officeooo:paragraph-rsid="0045d1d7" style:font-size-asian="14pt" style:font-size-complex="14pt" loext:padding="0cm" loext:border="none"/>
    </style:style>
    <style:style style:name="P103" style:family="paragraph" style:parent-style-name="Text_20_body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apple-system" fo:font-size="11.25pt" fo:letter-spacing="normal" fo:font-style="normal" fo:font-weight="normal" officeooo:rsid="0041208d" officeooo:paragraph-rsid="0041208d" style:font-weight-asian="normal" style:font-weight-complex="normal" loext:padding="0cm" loext:border="none"/>
    </style:style>
    <style:style style:name="P104" style:family="paragraph" style:parent-style-name="Heading_20_2">
      <style:paragraph-properties fo:margin-left="0cm" fo:margin-right="0cm" fo:margin-top="0.529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15151" loext:opacity="100%" style:font-name="apple-system" fo:font-size="20pt" fo:letter-spacing="normal" fo:font-style="normal" fo:font-weight="bold" officeooo:rsid="0045d1d7" officeooo:paragraph-rsid="0045d1d7" style:font-size-asian="20pt" style:font-weight-asian="bold" style:font-size-complex="20pt" style:font-weight-complex="bold" loext:padding="0cm" loext:border="none"/>
    </style:style>
    <style:style style:name="P105" style:family="paragraph" style:parent-style-name="Preformatted_20_Text">
      <style:text-properties officeooo:paragraph-rsid="003fc452"/>
    </style:style>
    <style:style style:name="P106" style:family="paragraph" style:parent-style-name="Preformatted_20_Text">
      <style:text-properties officeooo:rsid="004e97f7" officeooo:paragraph-rsid="004e97f7"/>
    </style:style>
    <style:style style:name="P107" style:family="paragraph" style:parent-style-name="Preformatted_20_Text">
      <style:text-properties officeooo:rsid="00546890" officeooo:paragraph-rsid="00546890"/>
    </style:style>
    <style:style style:name="P108" style:family="paragraph" style:parent-style-name="Preformatted_20_Text">
      <style:text-properties officeooo:rsid="00546890" officeooo:paragraph-rsid="00557765"/>
    </style:style>
    <style:style style:name="P109" style:family="paragraph" style:parent-style-name="Preformatted_20_Text">
      <style:text-properties officeooo:rsid="00546890" officeooo:paragraph-rsid="005703ff"/>
    </style:style>
    <style:style style:name="P110" style:family="paragraph" style:parent-style-name="Preformatted_20_Text">
      <style:text-properties fo:font-size="14pt" fo:font-weight="bold" officeooo:rsid="005f08f5" officeooo:paragraph-rsid="005f08f5" style:font-size-asian="14pt" style:font-weight-asian="bold" style:font-size-complex="14pt" style:font-weight-complex="bold"/>
    </style:style>
    <style:style style:name="P111" style:family="paragraph" style:parent-style-name="Preformatted_20_Text">
      <style:text-properties fo:font-size="14pt" fo:font-weight="bold" officeooo:rsid="006ffbd9" officeooo:paragraph-rsid="006ffbd9" style:font-size-asian="14pt" style:font-weight-asian="bold" style:font-size-complex="14pt" style:font-weight-complex="bold"/>
    </style:style>
    <style:style style:name="P112" style:family="paragraph" style:parent-style-name="Preformatted_20_Text">
      <style:text-properties officeooo:rsid="00990107" officeooo:paragraph-rsid="00990107"/>
    </style:style>
    <style:style style:name="P113" style:family="paragraph" style:parent-style-name="Preformatted_20_Text">
      <style:paragraph-properties fo:margin-top="0cm" fo:margin-bottom="0.499cm" style:contextual-spacing="false"/>
    </style:style>
    <style:style style:name="P114" style:family="paragraph" style:parent-style-name="Preformatted_20_Text">
      <style:paragraph-properties fo:margin-top="0cm" fo:margin-bottom="0.499cm" style:contextual-spacing="false"/>
      <style:text-properties officeooo:paragraph-rsid="00520aec"/>
    </style:style>
    <style:style style:name="P115" style:family="paragraph" style:parent-style-name="Preformatted_20_Text">
      <style:paragraph-properties fo:margin-top="0cm" fo:margin-bottom="0.499cm" style:contextual-spacing="false"/>
      <style:text-properties officeooo:paragraph-rsid="005f08f5"/>
    </style:style>
    <style:style style:name="P116" style:family="paragraph" style:parent-style-name="Preformatted_20_Text">
      <style:paragraph-properties fo:margin-top="0cm" fo:margin-bottom="0.499cm" style:contextual-spacing="false"/>
      <style:text-properties officeooo:paragraph-rsid="00605595"/>
    </style:style>
    <style:style style:name="P117" style:family="paragraph" style:parent-style-name="Preformatted_20_Text">
      <style:paragraph-properties fo:margin-top="0cm" fo:margin-bottom="0.499cm" style:contextual-spacing="false"/>
      <style:text-properties officeooo:paragraph-rsid="0064bcc3"/>
    </style:style>
    <style:style style:name="P118" style:family="paragraph" style:parent-style-name="Preformatted_20_Text">
      <style:paragraph-properties fo:margin-top="0cm" fo:margin-bottom="0.499cm" style:contextual-spacing="false"/>
      <style:text-properties officeooo:paragraph-rsid="006640e7"/>
    </style:style>
    <style:style style:name="P119" style:family="paragraph" style:parent-style-name="Preformatted_20_Text">
      <style:paragraph-properties fo:margin-top="0cm" fo:margin-bottom="0.499cm" style:contextual-spacing="false"/>
      <style:text-properties officeooo:paragraph-rsid="00664b4c"/>
    </style:style>
    <style:style style:name="P120" style:family="paragraph" style:parent-style-name="Preformatted_20_Text">
      <style:paragraph-properties fo:margin-top="0cm" fo:margin-bottom="0.499cm" style:contextual-spacing="false"/>
      <style:text-properties officeooo:paragraph-rsid="006968bc"/>
    </style:style>
    <style:style style:name="P121" style:family="paragraph" style:parent-style-name="Preformatted_20_Text">
      <style:paragraph-properties fo:margin-top="0cm" fo:margin-bottom="0.499cm" style:contextual-spacing="false"/>
      <style:text-properties officeooo:paragraph-rsid="006cebf9"/>
    </style:style>
    <style:style style:name="P122" style:family="paragraph" style:parent-style-name="Preformatted_20_Text">
      <style:paragraph-properties fo:margin-top="0cm" fo:margin-bottom="0.499cm" style:contextual-spacing="false"/>
      <style:text-properties officeooo:paragraph-rsid="006d9e30"/>
    </style:style>
    <style:style style:name="P123" style:family="paragraph" style:parent-style-name="Heading_20_2">
      <style:paragraph-properties fo:margin-top="0cm" fo:margin-bottom="0.499cm" style:contextual-spacing="false"/>
      <style:text-properties officeooo:paragraph-rsid="00605595"/>
    </style:style>
    <style:style style:name="P124" style:family="paragraph" style:parent-style-name="Heading_20_3">
      <style:paragraph-properties fo:margin-top="0cm" fo:margin-bottom="0.499cm" style:contextual-spacing="false"/>
      <style:text-properties officeooo:paragraph-rsid="00664b4c"/>
    </style:style>
    <style:style style:name="P125" style:family="paragraph" style:parent-style-name="Standard">
      <style:paragraph-properties fo:margin-top="0cm" fo:margin-bottom="0.499cm" style:contextual-spacing="false"/>
      <style:text-properties officeooo:paragraph-rsid="00520aec"/>
    </style:style>
    <style:style style:name="P126" style:family="paragraph" style:parent-style-name="Standard">
      <style:paragraph-properties fo:margin-top="0cm" fo:margin-bottom="0.499cm" style:contextual-spacing="false"/>
      <style:text-properties officeooo:paragraph-rsid="006968bc"/>
    </style:style>
    <style:style style:name="P127" style:family="paragraph" style:parent-style-name="Standard">
      <style:paragraph-properties fo:margin-top="0cm" fo:margin-bottom="0.499cm" style:contextual-spacing="false"/>
      <style:text-properties officeooo:paragraph-rsid="006b9d97"/>
    </style:style>
    <style:style style:name="P128" style:family="paragraph" style:parent-style-name="Text_20_body">
      <style:paragraph-properties fo:margin-top="0cm" fo:margin-bottom="0.499cm" style:contextual-spacing="false"/>
      <style:text-properties officeooo:paragraph-rsid="00605595"/>
    </style:style>
    <style:style style:name="P129" style:family="paragraph" style:parent-style-name="Text_20_body">
      <style:paragraph-properties fo:margin-top="0cm" fo:margin-bottom="0.499cm" style:contextual-spacing="false"/>
      <style:text-properties officeooo:paragraph-rsid="006b9d97"/>
    </style:style>
    <style:style style:name="P130" style:family="paragraph" style:parent-style-name="Heading_20_1">
      <style:text-properties officeooo:rsid="008c32e0" officeooo:paragraph-rsid="008c32e0"/>
    </style:style>
    <style:style style:name="P131" style:family="paragraph" style:parent-style-name="Heading_20_1">
      <style:text-properties officeooo:rsid="00ae3b60" officeooo:paragraph-rsid="00ae3b60"/>
    </style:style>
    <style:style style:name="P132" style:family="paragraph" style:parent-style-name="Preformatted_20_Text">
      <style:paragraph-properties fo:margin-top="0cm" fo:margin-bottom="0cm" style:contextual-spacing="false" fo:padding="0cm" fo:border="none"/>
    </style:style>
    <style:style style:name="P133" style:family="paragraph" style:parent-style-name="Standard">
      <style:paragraph-properties fo:margin-left="0.741cm" fo:margin-right="0cm" fo:margin-top="0cm" fo:margin-bottom="0.499cm" style:contextual-spacing="false" fo:line-height="120%" fo:text-align="end" style:justify-single-word="false" fo:text-indent="0cm" style:auto-text-indent="false"/>
      <style:text-properties fo:color="#800080" loext:opacity="100%" style:font-name="var source-code-font-family" fo:font-weight="bold" style:font-weight-asian="bold" style:font-weight-complex="bold" loext:padding="0cm" loext:border="none"/>
    </style:style>
    <style:style style:name="P134" style:family="paragraph" style:parent-style-name="Text_20_body">
      <style:paragraph-properties fo:margin-left="0.741cm" fo:margin-right="0cm" fo:line-height="120%" fo:text-align="end" style:justify-single-word="false" fo:text-indent="0cm" style:auto-text-indent="false"/>
      <style:text-properties style:font-name="var source-code-font-family" loext:padding="0cm" loext:border="none"/>
    </style:style>
    <style:style style:name="P135" style:family="paragraph" style:parent-style-name="Text_20_body">
      <style:paragraph-properties fo:margin-left="0.741cm" fo:margin-right="0cm" fo:line-height="120%" fo:text-align="end" style:justify-single-word="false" fo:text-indent="0cm" style:auto-text-indent="false"/>
      <style:text-properties fo:color="#c9211e" loext:opacity="100%" style:font-name="var source-code-font-family" fo:font-weight="bold" style:font-weight-asian="bold" style:font-weight-complex="bold" loext:padding="0cm" loext:border="none"/>
    </style:style>
    <style:style style:name="P136" style:family="paragraph" style:parent-style-name="Table_20_Contents">
      <style:text-properties fo:color="#c9211e" loext:opacity="100%" fo:font-size="2pt" fo:font-weight="bold" style:font-size-asian="2pt" style:font-weight-asian="bold" style:font-size-complex="2pt" style:font-weight-complex="bold"/>
    </style:style>
    <style:style style:name="P137" style:family="paragraph" style:parent-style-name="Table_20_Contents">
      <style:text-properties fo:color="#c9211e" loext:opacity="100%" fo:font-weight="bold" style:font-weight-asian="bold" style:font-weight-complex="bold"/>
    </style:style>
    <style:style style:name="P138" style:family="paragraph" style:parent-style-name="Table_20_Contents">
      <style:text-properties fo:color="#c9211e" loext:opacity="100%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P139" style:family="paragraph" style:parent-style-name="Text_20_body">
      <style:text-properties fo:font-size="14pt" style:font-size-asian="14pt" style:font-size-complex="14pt"/>
    </style:style>
    <style:style style:name="P140" style:family="paragraph" style:parent-style-name="Text_20_body">
      <style:text-properties fo:font-size="14pt" officeooo:rsid="005f08f5" officeooo:paragraph-rsid="005f08f5" style:font-size-asian="14pt" style:font-size-complex="14pt"/>
    </style:style>
    <style:style style:name="P141" style:family="paragraph" style:parent-style-name="Text_20_body">
      <style:text-properties fo:font-size="14pt" fo:font-weight="bold" officeooo:rsid="005f08f5" officeooo:paragraph-rsid="005f08f5" style:font-size-asian="14pt" style:font-weight-asian="bold" style:font-size-complex="14pt" style:font-weight-complex="bold"/>
    </style:style>
    <style:style style:name="P142" style:family="paragraph" style:parent-style-name="Text_20_body">
      <style:text-properties fo:font-size="14pt" fo:font-weight="bold" officeooo:rsid="006ffbd9" officeooo:paragraph-rsid="006ffbd9" style:font-size-asian="14pt" style:font-weight-asian="bold" style:font-size-complex="14pt" style:font-weight-complex="bold"/>
    </style:style>
    <style:style style:name="P143" style:family="paragraph" style:parent-style-name="Text_20_body">
      <style:text-properties fo:font-size="14pt" fo:font-weight="bold" officeooo:rsid="00701e31" officeooo:paragraph-rsid="00701e31" style:font-size-asian="14pt" style:font-weight-asian="bold" style:font-size-complex="14pt" style:font-weight-complex="bold"/>
    </style:style>
    <style:style style:name="P144" style:family="paragraph" style:parent-style-name="Text_20_body">
      <style:text-properties officeooo:rsid="004e97f7" officeooo:paragraph-rsid="004e97f7"/>
    </style:style>
    <style:style style:name="P145" style:family="paragraph" style:parent-style-name="Text_20_body">
      <style:text-properties officeooo:rsid="00535ebf" officeooo:paragraph-rsid="00535ebf"/>
    </style:style>
    <style:style style:name="P146" style:family="paragraph" style:parent-style-name="Text_20_body">
      <style:text-properties fo:font-size="16pt" fo:font-weight="bold" officeooo:rsid="00535ebf" officeooo:paragraph-rsid="00535ebf" style:font-size-asian="16pt" style:font-weight-asian="bold" style:font-size-complex="16pt" style:font-weight-complex="bold"/>
    </style:style>
    <style:style style:name="P147" style:family="paragraph" style:parent-style-name="Text_20_body">
      <style:text-properties officeooo:rsid="00546890" officeooo:paragraph-rsid="00546890"/>
    </style:style>
    <style:style style:name="P148" style:family="paragraph" style:parent-style-name="Text_20_body">
      <style:text-properties fo:font-size="18pt" officeooo:rsid="005c5923" officeooo:paragraph-rsid="005c5923" style:font-size-asian="18pt" style:font-size-complex="18pt"/>
    </style:style>
    <style:style style:name="P149" style:family="paragraph" style:parent-style-name="Text_20_body">
      <style:text-properties fo:font-variant="normal" fo:text-transform="none" fo:color="#515151" loext:opacity="100%" style:font-name="apple-system" fo:letter-spacing="normal" fo:font-style="normal" fo:font-weight="normal" officeooo:rsid="0085df5b" officeooo:paragraph-rsid="0085df5b"/>
    </style:style>
    <style:style style:name="P150" style:family="paragraph" style:parent-style-name="Text_20_body">
      <style:text-properties fo:font-variant="normal" fo:text-transform="none" fo:color="#515151" loext:opacity="100%" style:font-name="apple-system" fo:letter-spacing="normal" fo:font-style="normal" fo:font-weight="normal" officeooo:rsid="0088c497" officeooo:paragraph-rsid="0088c497"/>
    </style:style>
    <style:style style:name="P151" style:family="paragraph" style:parent-style-name="Standard">
      <style:paragraph-properties style:line-height-at-least="0.582cm"/>
      <style:text-properties fo:color="#f8f8f2" loext:opacity="100%" style:font-name="Droid Sans Mono" fo:font-size="14pt" fo:font-weight="normal" officeooo:rsid="0052961c" officeooo:paragraph-rsid="0052961c" fo:background-color="#282a36" style:font-size-asian="14pt" style:font-size-complex="14pt"/>
    </style:style>
    <style:style style:name="P152" style:family="paragraph" style:parent-style-name="Standard">
      <style:text-properties fo:font-weight="normal" officeooo:rsid="009d54f8" officeooo:paragraph-rsid="009b8959" style:font-weight-asian="normal" style:font-weight-complex="normal"/>
    </style:style>
    <style:style style:name="P153" style:family="paragraph" style:parent-style-name="Standard">
      <style:text-properties fo:font-weight="bold" officeooo:rsid="00a57b1a" officeooo:paragraph-rsid="00a57b1a" style:font-weight-asian="bold" style:font-weight-complex="bold"/>
    </style:style>
    <style:style style:name="P154" style:family="paragraph" style:parent-style-name="Standard">
      <style:text-properties fo:font-weight="bold" officeooo:rsid="00a7e8eb" officeooo:paragraph-rsid="00a7e8eb" style:font-weight-asian="bold" style:font-weight-complex="bold"/>
    </style:style>
    <style:style style:name="P155" style:family="paragraph" style:parent-style-name="Standard">
      <style:text-properties fo:font-weight="bold" officeooo:rsid="00a93f7c" officeooo:paragraph-rsid="00a93f7c" style:font-weight-asian="bold" style:font-weight-complex="bold"/>
    </style:style>
    <style:style style:name="P156" style:family="paragraph" style:parent-style-name="Standard">
      <style:text-properties fo:font-weight="bold" officeooo:rsid="00ae0046" officeooo:paragraph-rsid="00ae0046" style:font-weight-asian="bold" style:font-weight-complex="bold"/>
    </style:style>
    <style:style style:name="P157" style:family="paragraph" style:parent-style-name="Text_20_body">
      <style:text-properties fo:font-size="14pt" officeooo:rsid="004e2a71" officeooo:paragraph-rsid="004e2a71" style:font-size-asian="14pt" style:font-size-complex="14pt"/>
    </style:style>
    <style:style style:name="P158" style:family="paragraph" style:parent-style-name="Text_20_body">
      <style:text-properties fo:font-size="14pt" officeooo:rsid="004e3c73" officeooo:paragraph-rsid="004e3c73" style:font-size-asian="14pt" style:font-size-complex="14pt"/>
    </style:style>
    <style:style style:name="P159" style:family="paragraph" style:parent-style-name="Text_20_body">
      <style:text-properties fo:font-size="14pt" officeooo:rsid="004e97f7" officeooo:paragraph-rsid="004e97f7" style:font-size-asian="14pt" style:font-size-complex="14pt"/>
    </style:style>
    <style:style style:name="P160" style:family="paragraph" style:parent-style-name="Text_20_body">
      <style:text-properties fo:font-size="14pt" officeooo:rsid="00500e3e" officeooo:paragraph-rsid="00500e3e" style:font-size-asian="14pt" style:font-size-complex="14pt"/>
    </style:style>
    <style:style style:name="P161" style:family="paragraph" style:parent-style-name="Text_20_body">
      <style:text-properties fo:font-size="14pt" officeooo:rsid="0052961c" officeooo:paragraph-rsid="0052961c" style:font-size-asian="14pt" style:font-size-complex="14pt"/>
    </style:style>
    <style:style style:name="P162" style:family="paragraph" style:parent-style-name="Text_20_body">
      <style:text-properties fo:font-size="14pt" officeooo:rsid="00535ebf" officeooo:paragraph-rsid="00535ebf" style:font-size-asian="14pt" style:font-size-complex="14pt"/>
    </style:style>
    <style:style style:name="P163" style:family="paragraph" style:parent-style-name="Text_20_body">
      <style:text-properties fo:font-variant="normal" fo:text-transform="none" fo:color="#232629" loext:opacity="100%" style:font-name="inherit" fo:font-size="11.25pt" fo:letter-spacing="normal" fo:font-style="normal" fo:font-weight="normal" officeooo:rsid="00535ebf" officeooo:paragraph-rsid="00535ebf" style:font-size-asian="14pt" style:font-size-complex="14pt"/>
    </style:style>
    <style:style style:name="P164" style:family="paragraph" style:parent-style-name="Text_20_body">
      <style:text-properties fo:font-variant="normal" fo:text-transform="none" fo:color="#232629" loext:opacity="100%" style:font-name="inherit" fo:font-size="11.25pt" fo:letter-spacing="normal" fo:font-style="normal" fo:font-weight="normal" officeooo:rsid="00546890" officeooo:paragraph-rsid="00546890" style:font-size-asian="14pt" style:font-size-complex="14pt"/>
    </style:style>
    <style:style style:name="P165" style:family="paragraph" style:parent-style-name="Text_20_body">
      <style:text-properties fo:font-variant="normal" fo:text-transform="none" fo:color="#232629" loext:opacity="100%" style:font-name="inherit" fo:font-size="11.25pt" fo:letter-spacing="normal" fo:font-style="normal" fo:font-weight="bold" officeooo:rsid="00546890" officeooo:paragraph-rsid="00546890" style:font-size-asian="14pt" style:font-weight-asian="bold" style:font-size-complex="14pt" style:font-weight-complex="bold"/>
    </style:style>
    <style:style style:name="P166" style:family="paragraph" style:parent-style-name="Text_20_body">
      <style:text-properties fo:font-variant="normal" fo:text-transform="none" fo:color="#232629" loext:opacity="100%" style:font-name="inherit" fo:font-size="11.25pt" fo:letter-spacing="normal" fo:font-style="normal" fo:font-weight="bold" officeooo:rsid="00557765" officeooo:paragraph-rsid="00557765" style:font-size-asian="14pt" style:font-weight-asian="bold" style:font-size-complex="14pt" style:font-weight-complex="bold"/>
    </style:style>
    <style:style style:name="P167" style:family="paragraph" style:parent-style-name="Text_20_body">
      <style:text-properties fo:font-variant="normal" fo:text-transform="none" fo:color="#232629" loext:opacity="100%" style:font-name="inherit" fo:font-size="11.25pt" fo:letter-spacing="normal" fo:font-style="normal" fo:font-weight="bold" officeooo:rsid="0058647d" officeooo:paragraph-rsid="0058647d" style:font-size-asian="14pt" style:font-weight-asian="bold" style:font-size-complex="14pt" style:font-weight-complex="bold"/>
    </style:style>
    <style:style style:name="P168" style:family="paragraph" style:parent-style-name="Text_20_body">
      <style:text-properties fo:font-variant="normal" fo:text-transform="none" fo:color="#232629" loext:opacity="100%" style:font-name="inherit" fo:font-size="11.25pt" fo:letter-spacing="normal" fo:font-style="normal" fo:font-weight="bold" officeooo:rsid="0059fec8" officeooo:paragraph-rsid="0059fec8" style:font-size-asian="14pt" style:font-weight-asian="bold" style:font-size-complex="14pt" style:font-weight-complex="bold"/>
    </style:style>
    <style:style style:name="P169" style:family="paragraph" style:parent-style-name="Text_20_body">
      <style:text-properties fo:font-variant="normal" fo:text-transform="none" fo:color="#232629" loext:opacity="100%" style:font-name="inherit" fo:font-size="12pt" fo:letter-spacing="normal" fo:font-style="normal" fo:font-weight="bold" officeooo:rsid="005c5923" officeooo:paragraph-rsid="005c5923" style:font-size-asian="10.5pt" style:font-weight-asian="bold" style:font-size-complex="12pt" style:font-weight-complex="bold"/>
    </style:style>
    <style:style style:name="P170" style:family="paragraph" style:parent-style-name="Text_20_body">
      <style:text-properties style:font-name="var source-code-font-family" fo:font-style="italic" fo:font-weight="bold" officeooo:rsid="00a93f7c" officeooo:paragraph-rsid="00a93f7c" style:font-weight-asian="bold" style:font-weight-complex="bold" loext:padding="0cm" loext:border="none"/>
    </style:style>
    <style:style style:name="P171" style:family="paragraph" style:parent-style-name="Text_20_body" style:list-style-name="L1">
      <style:paragraph-properties fo:margin-left="0.794cm" fo:margin-right="0.159cm" fo:margin-top="0cm" fo:margin-bottom="0cm" style:contextual-spacing="false" fo:line-height="120%" fo:text-indent="0cm" style:auto-text-indent="false" fo:padding="0cm" fo:border="none"/>
      <style:text-properties fo:color="#c9211e" loext:opacity="100%" style:font-name="var source-code-font-family" fo:font-style="italic" fo:font-weight="bold" style:font-weight-asian="bold" style:font-weight-complex="bold" loext:padding="0cm" loext:border="none"/>
    </style:style>
    <style:style style:name="P172" style:family="paragraph" style:parent-style-name="Text_20_body" style:list-style-name="L2">
      <style:paragraph-properties fo:margin-left="0.794cm" fo:margin-right="0.159cm" fo:margin-top="0cm" fo:margin-bottom="0cm" style:contextual-spacing="false" fo:line-height="120%" fo:text-indent="0cm" style:auto-text-indent="false" fo:padding="0cm" fo:border="none"/>
      <style:text-properties fo:color="#800080" loext:opacity="100%" style:font-name="var source-code-font-family" fo:font-style="italic" fo:font-weight="bold" style:font-weight-asian="bold" style:font-weight-complex="bold" loext:padding="0cm" loext:border="none"/>
    </style:style>
    <style:style style:name="P173" style:family="paragraph" style:parent-style-name="Text_20_body" style:list-style-name="L4">
      <style:paragraph-properties fo:margin-left="0.794cm" fo:margin-right="0.159cm" fo:margin-top="0cm" fo:margin-bottom="0cm" style:contextual-spacing="false" fo:line-height="120%" fo:text-indent="0cm" style:auto-text-indent="false" fo:padding="0cm" fo:border="none"/>
      <style:text-properties fo:color="#55308d" loext:opacity="100%" style:font-name="var source-code-font-family" fo:font-style="italic" fo:font-weight="bold" style:font-weight-asian="bold" style:font-weight-complex="bold" loext:padding="0cm" loext:border="none"/>
    </style:style>
    <style:style style:name="P174" style:family="paragraph" style:parent-style-name="Text_20_body" style:list-style-name="L1">
      <style:paragraph-properties fo:margin-left="0.635cm" fo:margin-right="0cm" fo:margin-top="0cm" fo:margin-bottom="0cm" style:contextual-spacing="false" style:line-height-at-least="0.423cm" fo:text-indent="0cm" style:auto-text-indent="false" fo:padding="0cm" fo:border="none"/>
      <style:text-properties fo:color="#c9211e" loext:opacity="100%" style:font-name="var source-code-font-family" fo:font-weight="bold" style:font-weight-asian="bold" style:font-weight-complex="bold" loext:padding="0cm" loext:border="none"/>
    </style:style>
    <style:style style:name="P175" style:family="paragraph" style:parent-style-name="Text_20_body" style:list-style-name="L1">
      <style:paragraph-properties fo:margin-left="0.635cm" fo:margin-right="0cm" fo:margin-top="0cm" fo:margin-bottom="0cm" style:contextual-spacing="false" style:line-height-at-least="0.423cm" fo:orphans="0" fo:text-indent="0cm" style:auto-text-indent="false" fo:padding="0cm" fo:border="none"/>
      <style:text-properties fo:color="#c9211e" loext:opacity="100%" style:font-name="var source-code-font-family" fo:font-weight="bold" style:font-weight-asian="bold" style:font-weight-complex="bold" loext:padding="0cm" loext:border="none"/>
    </style:style>
    <style:style style:name="P176" style:family="paragraph" style:parent-style-name="Text_20_body">
      <style:paragraph-properties fo:margin-left="0.635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dejavu sans mono" fo:font-size="8.25pt" fo:letter-spacing="normal" fo:font-style="normal" fo:font-weight="bold" style:font-weight-asian="bold" style:font-weight-complex="bold" loext:padding="0cm" loext:border="none"/>
    </style:style>
    <style:style style:name="P177" style:family="paragraph" style:parent-style-name="Text_20_body" style:list-style-name="L1">
      <style:paragraph-properties fo:margin-left="0.635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dejavu sans mono" fo:font-size="8.25pt" fo:letter-spacing="normal" fo:font-style="normal" fo:font-weight="bold" style:font-weight-asian="bold" style:font-weight-complex="bold" loext:padding="0cm" loext:border="none"/>
    </style:style>
    <style:style style:name="P178" style:family="paragraph" style:parent-style-name="Text_20_body" style:list-style-name="L2">
      <style:paragraph-properties fo:margin-left="0.635cm" fo:margin-right="0cm" fo:margin-top="0cm" fo:margin-bottom="0cm" style:contextual-spacing="false" style:line-height-at-least="0.423cm" fo:text-indent="0cm" style:auto-text-indent="false" fo:padding="0cm" fo:border="none"/>
      <style:text-properties fo:color="#800080" loext:opacity="100%" style:font-name="var source-code-font-family" fo:font-weight="bold" style:font-weight-asian="bold" style:font-weight-complex="bold" loext:padding="0cm" loext:border="none"/>
    </style:style>
    <style:style style:name="P179" style:family="paragraph" style:parent-style-name="Text_20_body" style:list-style-name="L2">
      <style:paragraph-properties fo:margin-left="0.635cm" fo:margin-right="0cm" fo:margin-top="0cm" fo:margin-bottom="0cm" style:contextual-spacing="false" style:line-height-at-least="0.423cm" fo:text-indent="0cm" style:auto-text-indent="false" fo:padding="0cm" fo:border="none"/>
      <style:text-properties fo:color="#800080" loext:opacity="100%" style:font-name="var source-code-font-family" loext:padding="0cm" loext:border="none"/>
    </style:style>
    <style:style style:name="P180" style:family="paragraph" style:parent-style-name="Text_20_body" style:list-style-name="L3">
      <style:paragraph-properties fo:margin-left="0.635cm" fo:margin-right="0cm" fo:margin-top="0cm" fo:margin-bottom="0cm" style:contextual-spacing="false" style:line-height-at-least="0.423cm" fo:text-indent="0cm" style:auto-text-indent="false" fo:padding="0cm" fo:border="none"/>
      <style:text-properties style:font-name="var source-code-font-family" loext:padding="0cm" loext:border="none"/>
    </style:style>
    <style:style style:name="P181" style:family="paragraph" style:parent-style-name="Text_20_body" style:list-style-name="L3">
      <style:paragraph-properties fo:margin-left="0.635cm" fo:margin-right="0cm" fo:margin-top="0cm" fo:margin-bottom="0cm" style:contextual-spacing="false" style:line-height-at-least="0.423cm" fo:orphans="0" fo:text-indent="0cm" style:auto-text-indent="false" fo:padding="0cm" fo:border="none"/>
      <style:text-properties style:font-name="var source-code-font-family" loext:padding="0cm" loext:border="none"/>
    </style:style>
    <style:style style:name="P182" style:family="paragraph" style:parent-style-name="Text_20_body" style:list-style-name="L4">
      <style:paragraph-properties fo:margin-left="0.635cm" fo:margin-right="0cm" fo:margin-top="0cm" fo:margin-bottom="0cm" style:contextual-spacing="false" style:line-height-at-least="0.423cm" fo:text-indent="0cm" style:auto-text-indent="false" fo:padding="0cm" fo:border="none"/>
      <style:text-properties fo:color="#55308d" loext:opacity="100%" style:font-name="var source-code-font-family" fo:font-weight="bold" style:font-weight-asian="bold" style:font-weight-complex="bold" loext:padding="0cm" loext:border="none"/>
    </style:style>
    <style:style style:name="P183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dejavu sans mono" fo:font-size="8.25pt" fo:letter-spacing="normal" fo:font-style="normal" fo:font-weight="bold" officeooo:rsid="00a0d209" officeooo:paragraph-rsid="00a0d209" style:font-weight-asian="bold" style:font-weight-complex="bold" loext:padding="0cm" loext:border="none"/>
    </style:style>
    <style:style style:name="T1" style:family="text">
      <style:text-properties officeooo:rsid="001e2f30"/>
    </style:style>
    <style:style style:name="T2" style:family="text">
      <style:text-properties officeooo:rsid="0020acb1"/>
    </style:style>
    <style:style style:name="T3" style:family="text">
      <style:text-properties fo:color="#ff79c6" loext:opacity="100%"/>
    </style:style>
    <style:style style:name="T4" style:family="text">
      <style:text-properties fo:color="#ff79c6" loext:opacity="100%" fo:font-size="14pt" style:font-size-asian="14pt" style:font-size-complex="14pt"/>
    </style:style>
    <style:style style:name="T5" style:family="text">
      <style:text-properties fo:color="#ff79c6" loext:opacity="100%" fo:font-weight="bold"/>
    </style:style>
    <style:style style:name="T6" style:family="text">
      <style:text-properties fo:color="#ff79c6" loext:opacity="100%" fo:font-weight="bold" style:font-weight-asian="bold" style:font-weight-complex="bold"/>
    </style:style>
    <style:style style:name="T7" style:family="text">
      <style:text-properties fo:color="#50fa7b" loext:opacity="100%"/>
    </style:style>
    <style:style style:name="T8" style:family="text">
      <style:text-properties fo:color="#50fa7b" loext:opacity="100%" fo:font-weight="bold" style:font-weight-asian="bold" style:font-weight-complex="bold"/>
    </style:style>
    <style:style style:name="T9" style:family="text">
      <style:text-properties fo:color="#e9f284" loext:opacity="100%"/>
    </style:style>
    <style:style style:name="T10" style:family="text">
      <style:text-properties fo:color="#f1fa8c" loext:opacity="100%"/>
    </style:style>
    <style:style style:name="T11" style:family="text">
      <style:text-properties fo:color="#ffb86c" loext:opacity="100%" fo:font-style="italic"/>
    </style:style>
    <style:style style:name="T12" style:family="text">
      <style:text-properties fo:color="#bd93f9" loext:opacity="100%"/>
    </style:style>
    <style:style style:name="T13" style:family="text">
      <style:text-properties fo:color="#bd93f9" loext:opacity="100%" fo:font-size="14pt" style:font-size-asian="14pt" style:font-size-complex="14pt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fc452" style:font-weight-asian="bold" style:font-weight-complex="bold"/>
    </style:style>
    <style:style style:name="T17" style:family="text">
      <style:text-properties officeooo:rsid="002fc3cf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3e68db" style:font-weight-asian="normal" style:font-weight-complex="normal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officeooo:rsid="0043fb1e"/>
    </style:style>
    <style:style style:name="T25" style:family="text">
      <style:text-properties fo:font-variant="normal" fo:text-transform="none" fo:color="#232629" loext:opacity="100%" style:font-name="inherit" fo:font-size="11.25pt" fo:letter-spacing="normal" fo:font-style="normal" fo:font-weight="bold" style:font-size-asian="14pt" style:font-size-complex="14pt" loext:padding="0cm" loext:border="none"/>
    </style:style>
    <style:style style:name="T26" style:family="text">
      <style:text-properties fo:font-variant="normal" fo:text-transform="none" fo:color="#232629" loext:opacity="100%" style:font-name="inherit" fo:font-size="11.25pt" fo:letter-spacing="normal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232629" loext:opacity="100%" style:font-name="inherit" fo:font-size="11.25pt" fo:letter-spacing="normal" fo:font-style="normal" fo:font-weight="bold" officeooo:rsid="00557765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232629" loext:opacity="100%" style:font-name="inherit" fo:font-size="11.25pt" fo:letter-spacing="normal" fo:font-style="normal" fo:font-weight="normal" style:font-size-asian="14pt" style:font-size-complex="14pt"/>
    </style:style>
    <style:style style:name="T29" style:family="text">
      <style:text-properties fo:font-variant="normal" fo:text-transform="none" fo:color="#232629" loext:opacity="100%" style:font-name="inheri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232629" loext:opacity="100%" style:font-name="inherit" fo:letter-spacing="normal" fo:font-style="normal" fo:font-weight="bold" officeooo:rsid="005f08f5" style:font-weight-asian="bold" style:font-weight-complex="bold"/>
    </style:style>
    <style:style style:name="T31" style:family="text">
      <style:text-properties fo:font-variant="normal" fo:text-transform="none" fo:color="#232629" loext:opacity="100%" fo:font-size="11.25pt" fo:letter-spacing="normal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c9211e" loext:opacity="100%" fo:font-size="11.25pt" fo:letter-spacing="normal" fo:font-style="normal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c9211e" loext:opacity="100%" fo:font-size="11.25pt" fo:letter-spacing="normal" fo:font-style="normal" fo:font-weight="bold" officeooo:rsid="005703ff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ff79c6" loext:opacity="100%" style:font-name="inherit" fo:font-size="11.25pt" fo:letter-spacing="normal" fo:font-style="normal" fo:font-weight="bol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ff79c6" loext:opacity="100%" style:font-name="Droid Sans Mono" fo:font-size="12pt" fo:letter-spacing="normal" fo:font-style="normal" fo:font-weight="normal" officeooo:rsid="006968bc" fo:background-color="#282a36" loext:char-shading-value="0"/>
    </style:style>
    <style:style style:name="T36" style:family="text">
      <style:text-properties fo:font-variant="normal" fo:text-transform="none" fo:color="#ff79c6" loext:opacity="100%" style:font-name="Droid Sans Mono" fo:font-size="12pt" fo:letter-spacing="normal" fo:font-style="normal" fo:font-weight="normal" officeooo:rsid="006b9d97" fo:background-color="#282a36" loext:char-shading-value="0"/>
    </style:style>
    <style:style style:name="T37" style:family="text">
      <style:text-properties fo:font-variant="normal" fo:text-transform="none" style:font-name="inherit" fo:font-size="11.25pt" fo:letter-spacing="normal" fo:font-style="normal" fo:font-weight="bold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40" style:family="text">
      <style:text-properties fo:font-variant="normal" fo:text-transform="none" fo:color="#50fa7b" loext:opacity="100%" style:font-name="inherit" fo:font-size="11.25pt" fo:letter-spacing="normal" fo:font-style="normal" fo:font-weight="bold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50fa7b" loext:opacity="100%" style:font-name="Droid Sans Mono" fo:font-size="12pt" fo:letter-spacing="normal" fo:font-style="normal" fo:font-weight="normal" officeooo:rsid="006968bc" fo:background-color="#282a36" loext:char-shading-value="0"/>
    </style:style>
    <style:style style:name="T42" style:family="text">
      <style:text-properties fo:font-variant="normal" fo:text-transform="none" fo:color="#50fa7b" loext:opacity="100%" style:font-name="Droid Sans Mono" fo:font-size="12pt" fo:letter-spacing="normal" fo:font-style="normal" fo:font-weight="normal" officeooo:rsid="006b9d97" fo:background-color="#282a36" loext:char-shading-value="0"/>
    </style:style>
    <style:style style:name="T43" style:family="text">
      <style:text-properties fo:font-variant="normal" fo:text-transform="none" fo:color="#1b1b1b" loext:opacity="100%" style:font-name="Inter" fo:font-size="12pt" fo:letter-spacing="normal" fo:font-style="normal" fo:font-weight="normal"/>
    </style:style>
    <style:style style:name="T44" style:family="text">
      <style:text-properties fo:font-variant="normal" fo:text-transform="none" fo:color="#1b1b1b" loext:opacity="100%" style:font-name="Inter" fo:font-size="12pt" fo:font-style="normal" fo:font-weight="normal"/>
    </style:style>
    <style:style style:name="T45" style:family="text">
      <style:text-properties fo:font-variant="normal" fo:text-transform="none" fo:color="#1b1b1b" loext:opacity="100%" fo:letter-spacing="normal"/>
    </style:style>
    <style:style style:name="T46" style:family="text">
      <style:text-properties fo:font-variant="normal" fo:text-transform="none" fo:color="#1b1b1b" loext:opacity="100%" fo:font-size="12pt" fo:letter-spacing="normal" fo:font-style="normal" fo:font-weight="normal"/>
    </style:style>
    <style:style style:name="T47" style:family="text">
      <style:text-properties fo:font-variant="normal" fo:text-transform="none" fo:color="#1b1b1b" loext:opacity="100%" fo:font-size="12pt" fo:letter-spacing="normal" fo:font-style="normal" fo:font-weight="normal" officeooo:rsid="006968bc"/>
    </style:style>
    <style:style style:name="T48" style:family="text">
      <style:text-properties fo:font-variant="normal" fo:text-transform="none" fo:color="#1b1b1b" loext:opacity="100%" fo:font-size="12pt" fo:letter-spacing="normal" fo:font-style="normal" fo:font-weight="bold" style:font-weight-asian="bold" style:font-weight-complex="bold"/>
    </style:style>
    <style:style style:name="T49" style:family="text">
      <style:text-properties fo:font-variant="normal" fo:text-transform="none" fo:color="#f8f8f2" loext:opacity="100%" style:font-name="Droid Sans Mono" fo:font-size="12pt" fo:letter-spacing="normal" fo:font-style="normal" fo:font-weight="normal" officeooo:rsid="006968bc" fo:background-color="#282a36" loext:char-shading-value="0"/>
    </style:style>
    <style:style style:name="T50" style:family="text">
      <style:text-properties fo:font-variant="normal" fo:text-transform="none" fo:color="#f8f8f2" loext:opacity="100%" style:font-name="Droid Sans Mono" fo:font-size="12pt" fo:letter-spacing="normal" fo:font-style="normal" fo:font-weight="normal" officeooo:rsid="006b9d97" fo:background-color="#282a36" loext:char-shading-value="0"/>
    </style:style>
    <style:style style:name="T51" style:family="text">
      <style:text-properties fo:font-variant="normal" fo:text-transform="none" fo:color="#515151" loext:opacity="100%" style:font-name="apple-system" fo:letter-spacing="normal" fo:font-style="normal" fo:font-weight="normal"/>
    </style:style>
    <style:style style:name="T52" style:family="text">
      <style:text-properties fo:font-variant="normal" fo:text-transform="none" fo:color="#515151" loext:opacity="100%" style:font-name="apple-system" fo:letter-spacing="normal" fo:font-style="normal" fo:font-weight="normal" officeooo:rsid="006b9d97"/>
    </style:style>
    <style:style style:name="T53" style:family="text">
      <style:text-properties fo:font-variant="normal" fo:text-transform="none" fo:background-color="transparent" loext:char-shading-value="0" loext:padding="0cm" loext:border="none"/>
    </style:style>
    <style:style style:name="T54" style:family="text">
      <style:text-properties fo:font-size="15pt" fo:font-weight="bold" style:font-size-asian="15pt" style:font-weight-asian="bold" style:font-size-complex="15pt" style:font-weight-complex="bold"/>
    </style:style>
    <style:style style:name="T55" style:family="text">
      <style:text-properties fo:font-size="15pt" fo:font-weight="bold" officeooo:rsid="00520aec" style:font-size-asian="15pt" style:font-weight-asian="bold" style:font-size-complex="15pt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9a28d3" style:font-weight-asian="normal" style:font-weight-complex="normal"/>
    </style:style>
    <style:style style:name="T58" style:family="text">
      <style:text-properties fo:font-weight="normal" officeooo:rsid="009d54f8" style:font-weight-asian="normal" style:font-weight-complex="normal"/>
    </style:style>
    <style:style style:name="T59" style:family="text">
      <style:text-properties fo:font-weight="normal" officeooo:rsid="009e0ec1" style:font-weight-asian="normal" style:font-weight-complex="normal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6pt" style:font-size-asian="16pt" style:font-size-complex="16pt"/>
    </style:style>
    <style:style style:name="T62" style:family="text">
      <style:text-properties officeooo:rsid="005f08f5"/>
    </style:style>
    <style:style style:name="T63" style:family="text">
      <style:text-properties officeooo:rsid="00605595"/>
    </style:style>
    <style:style style:name="T64" style:family="text">
      <style:text-properties style:font-name="Liberation Mono" fo:font-size="10pt" officeooo:rsid="00621604" style:font-name-asian="Noto Sans Mono CJK SC" style:font-size-asian="10pt" style:font-name-complex="Liberation Mono" style:font-size-complex="10pt"/>
    </style:style>
    <style:style style:name="T65" style:family="text">
      <style:text-properties officeooo:rsid="00634041"/>
    </style:style>
    <style:style style:name="T66" style:family="text">
      <style:text-properties officeooo:rsid="0064bcc3"/>
    </style:style>
    <style:style style:name="T67" style:family="text">
      <style:text-properties officeooo:rsid="006640e7"/>
    </style:style>
    <style:style style:name="T68" style:family="text">
      <style:text-properties fo:font-size="20pt" officeooo:rsid="00664b4c" style:font-size-asian="20pt" style:font-size-complex="20pt"/>
    </style:style>
    <style:style style:name="T69" style:family="text">
      <style:text-properties officeooo:rsid="006b9d97"/>
    </style:style>
    <style:style style:name="T70" style:family="text">
      <style:text-properties fo:color="#8be9fd" loext:opacity="100%" fo:font-style="italic"/>
    </style:style>
    <style:style style:name="T71" style:family="text">
      <style:text-properties officeooo:rsid="006cebf9"/>
    </style:style>
    <style:style style:name="T72" style:family="text">
      <style:text-properties officeooo:rsid="006d9e30"/>
    </style:style>
    <style:style style:name="T73" style:family="text">
      <style:text-properties officeooo:rsid="0075d015"/>
    </style:style>
    <style:style style:name="T74" style:family="text">
      <style:text-properties fo:color="#6272a4" loext:opacity="100%"/>
    </style:style>
    <style:style style:name="T75" style:family="text">
      <style:text-properties officeooo:rsid="007e8d31"/>
    </style:style>
    <style:style style:name="T76" style:family="text">
      <style:text-properties officeooo:rsid="008440ad"/>
    </style:style>
    <style:style style:name="T77" style:family="text">
      <style:text-properties officeooo:rsid="0086234b"/>
    </style:style>
    <style:style style:name="T78" style:family="text">
      <style:text-properties officeooo:rsid="00883db7"/>
    </style:style>
    <style:style style:name="T79" style:family="text">
      <style:text-properties officeooo:rsid="0091c3dc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T82" style:family="text">
      <style:text-properties fo:color="#800080" loext:opacity="100%" fo:font-weight="bold" style:font-weight-asian="bold" style:font-weight-complex="bold"/>
    </style:style>
    <style:style style:name="T83" style:family="text">
      <style:text-properties officeooo:rsid="00b038df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748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748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748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0.748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os de Axios</text:p>
      <text:p text:style-name="P5">platoaforma <text:s/>Workover</text:p>
      <text:p text:style-name="P5"/>
      <text:p text:style-name="P6">link <text:s/><text:a xlink:type="simple" xlink:href="https://alunos.workover.com.br/courses/602" text:style-name="Internet_20_link" text:visited-style-name="Visited_20_Internet_20_Link">https://alunos.workover.com.br/courses/602</text:a> </text:p>
      <text:p text:style-name="P6"/>
      <text:p text:style-name="P7">documentação do Axios : <text:a xlink:type="simple" xlink:href="https://axios-http.com/ptbr/docs/intro" text:style-name="Internet_20_link" text:visited-style-name="Visited_20_Internet_20_Link">https://axios-http.com/ptbr/docs/intro</text:a></text:p>
      <text:p text:style-name="P7"/>
      <text:p text:style-name="P7"><text:span text:style-name="T1">repositorio do curso <text:s/>de axios: </text:span><text:a xlink:type="simple" xlink:href="https://github.com/tiagomatosweb/curso-gratuito-axios" text:style-name="Internet_20_link" text:visited-style-name="Visited_20_Internet_20_Link"><text:span text:style-name="T1">https://github.com/tiagomatosweb/curso-gratuito-axios</text:span></text:a><text:span text:style-name="T1"> </text:span><text:s/></text:p>
      <text:p text:style-name="P7"/>
      <text:p text:style-name="P8">neste curso usamos o prismjs <text:a xlink:type="simple" xlink:href="https://prismjs.com/" text:style-name="Internet_20_link" text:visited-style-name="Visited_20_Internet_20_Link">https://prismjs.com/</text:a> <text:s/>para deixar noso layout <text:s/>mais interessante</text:p>
      <text:p text:style-name="P9">e ele faz formatação de codigo no html</text:p>
      <text:p text:style-name="P5"/>
      <text:p text:style-name="P76">neste curso usamos o <text:span text:style-name="T15">jasonplaceholder</text:span> para utilizar os dados locados para estudos . Ele é uma especie de banco de dados.</text:p>
      <text:p text:style-name="P78">Este é o site: <text:a xlink:type="simple" xlink:href="https://jsonplaceholder.typicode.com/guide/" text:style-name="Internet_20_link" text:visited-style-name="Visited_20_Internet_20_Link">https://jsonplaceholder.typicode.com/guide/</text:a> </text:p>
      <text:p text:style-name="P81">o axios faz requisiços http mas o fatch tambem faz </text:p>
      <text:p text:style-name="P75">Veja esse video que expilca muito bem sobre <text:s/>a diferença do fatch <text:span text:style-name="T17">dp </text:span><text:s/>javaScript <text:span text:style-name="T17">para axios <text:s/></text:span>: <text:a xlink:type="simple" xlink:href="https://www.youtube.com/watch?v=e9w8GIV0Yq4" text:style-name="Internet_20_link" text:visited-style-name="Visited_20_Internet_20_Link">https://www.youtube.com/watch?v=e9w8GIV0Yq4</text:a> </text:p>
      <text:p text:style-name="P75"/>
      <text:p text:style-name="P91">recomendo tambem que veja o curso de tailwindcss :</text:p>
      <text:p text:style-name="P91"><text:a xlink:type="simple" xlink:href="https://www.youtube.com/watch?v=1eLaBow7Zbo&amp;list=PLcoYAcR89n-r1m-tMfV4qndrRWpT_rb9u&amp;ab_channel=TiagoMatos" text:style-name="Internet_20_link" text:visited-style-name="Visited_20_Internet_20_Link">https://www.youtube.com/watch?v=1eLaBow7Zbo&amp;list=PLcoYAcR89n-r1m-tMfV4qndrRWpT_rb9u&amp;ab_channel=TiagoMatos</text:a> </text:p>
      <text:p text:style-name="P91"/>
      <text:p text:style-name="P94">recomendo o curso de git e gitHub <text:a xlink:type="simple" xlink:href="https://alunos.workover.com.br/courses/591" text:style-name="Internet_20_link" text:visited-style-name="Visited_20_Internet_20_Link">https://alunos.workover.com.br/courses/591</text:a> </text:p>
      <text:h text:style-name="P1" text:outline-level="2">Curso gratuito Axios Http</text:h>
      <text:p text:style-name="P61">Autor: Tiago Matos</text:p>
      <text:p text:style-name="P68">Axios é um cliente HTTP baseado em promessa para node.js e o navegador.<text:line-break/><text:line-break/>É isomórfico - pode ser executado no navegador e no nodejs com a mesma base de código.<text:line-break/><text:line-break/>No lado do servidor, ele usa o módulo http node.js nativo, enquanto no cliente (navegador) ele usa XMLHttpRequests.<text:line-break/><text:line-break/><text:soft-page-break/>Principais funcionalidades:<text:line-break/>- XMLHttpRequests a partir do navegador (ajax)<text:line-break/>- Requisições http no node.js<text:line-break/>- Suporta a API Promise<text:line-break/>- Interceptar requisições e resposta<text:line-break/>- Transformação de dados da requisição e resposta<text:line-break/>- Cancelamento de requisições<text:line-break/>- Transformações automáticas para dados JSON<text:line-break/>- Suporte do lado do cliente para proteção contra XSRF<text:line-break/><text:line-break/>O que vou aprender?<text:line-break/>- Aprender a instalar e configurar o axios.<text:line-break/>- Fazer requisições do tipo GET, POST, PUT, PATCH e DELETE.<text:line-break/>- Fazer múltiplas requisições ao mesmo tempo.<text:line-break/>- Interceptar requisições.<text:line-break/>E muito mais …</text:p>
      <text:p text:style-name="P68"/>
      <text:p text:style-name="P96">Começando o curso :</text:p>
      <text:p text:style-name="P69">primeiro baixei o clone do repositorio no link do github</text:p>
      <text:p text:style-name="P70">logo precisamos intalar o axios.</text:p>
      <text:p text:style-name="P70">Mas como vamos só estudar vamos simplesmente colocar a tag srcipt em nosso documento inves de <text:span text:style-name="T2">instalar o axios na maquina.</text:span></text:p>
      <text:p text:style-name="P71">Acessando a documentaçãodo axios vamos colar a tag script via cdn </text:p>
      <text:p text:style-name="P73">podemos tambem para utilizar o axios podemos tambem colocar um script cdn</text:p>
      <text:p text:style-name="P73">e podemos ir no site CDNJS onde oferece vários seriços só basta pesquisar o serviços no próprio site cdnjs</text:p>
      <text:p text:style-name="P74">o axios precisamosi instalar ou coalr o link do sript em nosso <text:s/>arquivo .</text:p>
      <text:p text:style-name="P74">Poremtemos o fetch que um aoutra possibilidade e jávem nativo <text:s/>em nosso javaScript.</text:p>
      <text:p text:style-name="P74"/>
      <text:p text:style-name="P72">acompane essa aula: <text:a xlink:type="simple" xlink:href="https://alunos.workover.com.br/courses/602/lessons/9519" text:style-name="Internet_20_link" text:visited-style-name="Visited_20_Internet_20_Link">https://alunos.workover.com.br/courses/602/lessons/9519</text:a> <text:s/></text:p>
      <text:p text:style-name="P98"><text:soft-page-break/><text:s/>methodo get</text:p>
      <text:p text:style-name="P101">basicamente o methodo get serve para pegar dados da nossa API.</text:p>
      <text:p text:style-name="P139">O método GET solicita a representação de um recurso específico. Requisições utilizando o método GET devem retornar apenas dados. O método HEAD solicita uma resposta de forma idêntica ao método GET , porém sem conter o corpo da resposta.</text:p>
      <text:p text:style-name="P65">//Methodo get </text:p>
      <text:p text:style-name="P10"><text:span text:style-name="T3">const</text:span> <text:span text:style-name="T7">get</text:span> <text:span text:style-name="T3">=</text:span> () <text:span text:style-name="T3">=&gt;</text:span> {</text:p>
      <text:p text:style-name="P10">axios.<text:span text:style-name="T7">get</text:span>(<text:span text:style-name="T9">'</text:span><text:span text:style-name="T10">https://jsonplaceholder.typicode.com/posts/</text:span><text:span text:style-name="T9">'</text:span>)</text:p>
      <text:p text:style-name="P10">.<text:span text:style-name="T7">then</text:span>((<text:span text:style-name="T11">response</text:span>) <text:span text:style-name="T3">=&gt;</text:span> {</text:p>
      <text:p text:style-name="P10"><text:span text:style-name="T7">renderOutput</text:span>(<text:span text:style-name="T11">response</text:span>)</text:p>
      <text:p text:style-name="P10">})</text:p>
      <text:p text:style-name="P27"/>
      <text:p text:style-name="P26">//Abaixo temo sum aoutra maneira de sintaxe para o mesmo codigo</text:p>
      <text:p text:style-name="P26">// axios({</text:p>
      <text:p text:style-name="P26">// method: 'get',</text:p>
      <text:p text:style-name="P26">// url: 'https://jsonplaceholder.typicode.com/posts/1'</text:p>
      <text:p text:style-name="P26">// })</text:p>
      <text:p text:style-name="P10"><text:span text:style-name="T12">console</text:span>.<text:span text:style-name="T7">log</text:span>(<text:span text:style-name="T9">'</text:span><text:span text:style-name="T10">get</text:span><text:span text:style-name="T9">'</text:span>);</text:p>
      <text:p text:style-name="P10">}</text:p>
      <text:p text:style-name="P80"/>
      <text:p text:style-name="P82">ms dentro do get podemos usar alguns methodos dele como passar parametros para url</text:p>
      <text:p text:style-name="P83">E usamo smuito quando temos um banco de dados muito grande e queremos fzer um filtro <text:s/>ou um limite <text:s/>de dados.</text:p>
      <text:p text:style-name="P84">Deposi da url podemo colocar nosso objeto que vai conter o methodo que queremos <text:s/>que no caso sra <text:span text:style-name="T15">params e </text:span><text:span text:style-name="T18">teremos um objeto que possui um atributo chamdo </text:span><text:span text:style-name="T15">_limit</text:span></text:p>
      <text:p text:style-name="P95">veja no codigo onde estamos pegando do jaSonplaceholder.typicode os dados e lmitamos para apenas 5.</text:p>
      <text:p text:style-name="P95"/>
      <text:p text:style-name="P28">//Methodo get </text:p>
      <text:p text:style-name="P28">const get = () =&gt; {</text:p>
      <text:p text:style-name="P28">axios.get('https://jsonplaceholder.typicode.com/posts/',<text:span text:style-name="T21">{</text:span></text:p>
      <text:p text:style-name="P29">params: {</text:p>
      <text:p text:style-name="P29">_limit:5</text:p>
      <text:p text:style-name="P29"><text:soft-page-break/>}</text:p>
      <text:p text:style-name="P29">})</text:p>
      <text:p text:style-name="P28">.then((response) =&gt; {</text:p>
      <text:p text:style-name="P28">renderOutput(response)</text:p>
      <text:p text:style-name="P28">})</text:p>
      <text:p text:style-name="P28"/>
      <text:p text:style-name="P28">//Abaixo temo sum aoutra maneira de sintaxe para o mesmo codigo</text:p>
      <text:p text:style-name="P28">// axios({</text:p>
      <text:p text:style-name="P28">// method: 'get',</text:p>
      <text:p text:style-name="P28">// url: 'https://jsonplaceholder.typicode.com/posts/1'</text:p>
      <text:p text:style-name="P28">// })</text:p>
      <text:p text:style-name="P28">console.log('get');</text:p>
      <text:p text:style-name="P28">}</text:p>
      <text:p text:style-name="P28"/>
      <text:p text:style-name="P85"><text:span text:style-name="T15">na parate destacada tesmos a alteração do nosso codigo onde passamos os parametros do methodo </text:span><text:span text:style-name="T18">params.</text:span></text:p>
      <text:p text:style-name="P89">Na documntação :</text:p>
      <text:p text:style-name="P87"><text:a xlink:type="simple" xlink:href="https://axios-http.com/ptbr/docs/req_config" text:style-name="Internet_20_link" text:visited-style-name="Visited_20_Internet_20_Link"><text:span text:style-name="T18">https://axios-http.com/ptbr/docs/req_config</text:span></text:a><text:span text:style-name="T18"> <text:s/></text:span></text:p>
      <text:p text:style-name="P86"><text:span text:style-name="T18">con</text:span><text:span text:style-name="T19">s</text:span><text:span text:style-name="T18">ta <text:s/>na aba de configurações de requisição essas informações :</text:span></text:p>
      <text:p text:style-name="P63"><text:span text:style-name="Source_20_Text"><text:span text:style-name="T15"><text:s text:c="2"/>// `params` são os parametros da URL para serem enviados junto com a requisição</text:span></text:span></text:p>
      <text:p text:style-name="Preformatted_20_Text"><text:span text:style-name="Source_20_Text"><text:span text:style-name="T15"><text:s text:c="2"/>// Deve sempre ser um objeto ou um objeto de URLSearchParams</text:span></text:span></text:p>
      <text:p text:style-name="P105"><text:span text:style-name="Source_20_Text"><text:span text:style-name="T16">para mais informações sobre urlSearchParams acess : </text:span></text:span><text:a xlink:type="simple" xlink:href="https://developer.mozilla.org/pt-BR/docs/Web/API/URLSearchParams" text:style-name="Internet_20_link" text:visited-style-name="Visited_20_Internet_20_Link"><text:span text:style-name="Source_20_Text"><text:span text:style-name="T16">https://developer.mozilla.org/pt-BR/docs/Web/API/URLSearchParams</text:span></text:span></text:a><text:span text:style-name="Source_20_Text"><text:span text:style-name="T16"> </text:span></text:span></text:p>
      <text:p text:style-name="Preformatted_20_Text"><text:span text:style-name="Source_20_Text"><text:span text:style-name="T15"/></text:span></text:p>
      <text:p text:style-name="Preformatted_20_Text"><text:span text:style-name="Source_20_Text"><text:span text:style-name="T22"/></text:span></text:p>
      <text:p text:style-name="Preformatted_20_Text"><text:span text:style-name="Source_20_Text"><text:span text:style-name="T22"><text:s text:c="2"/>params: {</text:span></text:span></text:p>
      <text:p text:style-name="Preformatted_20_Text"><text:span text:style-name="Source_20_Text"><text:span text:style-name="T22"><text:s text:c="4"/>ID: 12345</text:span></text:span></text:p>
      <text:p text:style-name="P113"><text:span text:style-name="Source_20_Text"><text:span text:style-name="T22"><text:s text:c="2"/>},</text:span></text:span></text:p>
      <text:p text:style-name="P103">poderiamos na urla fazer desta maneira :</text:p>
      <text:p text:style-name="P66">// url: 'https://jsonplaceholder.typicode.com/posts?_limit=5</text:p>
      <text:p text:style-name="P77"/>
      <text:p text:style-name="P88">que daria certo também, porem usando o bjeto fica muito mais evidente o que equeremos fazer.</text:p>
      <text:p text:style-name="P97"><text:span text:style-name="T24">C</text:span>urso de axios requisição post </text:p>
      <text:p text:style-name="P79"><text:soft-page-break/><text:a xlink:type="simple" xlink:href="https://alunos.workover.com.br/courses/602/lessons/9520" text:style-name="Internet_20_link" text:visited-style-name="Visited_20_Internet_20_Link">https://alunos.workover.com.br/courses/602/lessons/9520</text:a> </text:p>
      <text:p text:style-name="P79"/>
      <text:p text:style-name="P90">Em nosso arquivo man.js vams trabalhar com a função post..</text:p>
      <text:p text:style-name="Text_20_body"><text:span text:style-name="T60">O </text:span><text:span text:style-name="Source_20_Text"><text:span text:style-name="T60">POST</text:span></text:span><text:span text:style-name="T60">, ao contrário do </text:span><text:span text:style-name="Source_20_Text"><text:span text:style-name="T60">GET</text:span></text:span><text:span text:style-name="T60">, envia os parâmetros no corpo da </text:span><text:span text:style-name="Strong_20_Emphasis"><text:span text:style-name="T60">requisição HTTP</text:span></text:span><text:span text:style-name="T60">. Escondendo eles da URI:</text:span></text:p>
      <text:p text:style-name="P157">Ou seja nos enviamos dados para nosso back-end.</text:p>
      <text:p text:style-name="P158">Então no methodo post o segundo parametro e o data e o terceiro e o config.</text:p>
      <text:p text:style-name="P158"/>
      <text:p text:style-name="P159">Bom agora vamos utilizar o nosso jasonplaceholder para estudarmos o <text:s/>recuros:</text:p>
      <text:p text:style-name="P159">creating a resouce.</text:p>
      <text:p text:style-name="P159">Onde ele vai trazer o codigo do methodo post mais utilizado..</text:p>
      <text:p text:style-name="P144"><text:a xlink:type="simple" xlink:href="https://jsonplaceholder.typicode.com/guide/" text:style-name="Internet_20_link" text:visited-style-name="Visited_20_Internet_20_Link"><text:span text:style-name="T60">https://jsonplaceholder.typicode.com/guide/</text:span></text:a><text:span text:style-name="T60"> </text:span></text:p>
      <text:p text:style-name="P159"/>
      <text:p text:style-name="P160">Aqui ele esta usando o fetch que é nativo do javaScript porem em nosso codigo estamos usando o axios.</text:p>
      <text:p text:style-name="P160"/>
      <text:p text:style-name="P106"><text:span text:style-name="Source_20_Text"><text:span text:style-name="T54">fetch('https://jsonplaceholder.typicode.com/posts', {</text:span></text:span></text:p>
      <text:p text:style-name="Preformatted_20_Text"><text:span text:style-name="Source_20_Text"><text:span text:style-name="T54"><text:s text:c="2"/>method: 'POST',</text:span></text:span></text:p>
      <text:p text:style-name="Preformatted_20_Text"><text:span text:style-name="Source_20_Text"><text:span text:style-name="T54"><text:s text:c="2"/>body: JSON.stringify({</text:span></text:span></text:p>
      <text:p text:style-name="Preformatted_20_Text"><text:span text:style-name="Source_20_Text"><text:span text:style-name="T54"/></text:span></text:p>
      <text:p text:style-name="Preformatted_20_Text"><text:span text:style-name="Source_20_Text"><text:span text:style-name="T54"><text:s text:c="4"/>title: 'foo',</text:span></text:span></text:p>
      <text:p text:style-name="Preformatted_20_Text"><text:span text:style-name="Source_20_Text"><text:span text:style-name="T54"><text:s text:c="4"/>body: 'bar',</text:span></text:span></text:p>
      <text:p text:style-name="Preformatted_20_Text"><text:span text:style-name="Source_20_Text"><text:span text:style-name="T54"><text:s text:c="4"/>userId: 1,</text:span></text:span></text:p>
      <text:p text:style-name="Preformatted_20_Text"><text:span text:style-name="Source_20_Text"><text:span text:style-name="T54"/></text:span></text:p>
      <text:p text:style-name="Preformatted_20_Text"><text:span text:style-name="Source_20_Text"><text:span text:style-name="T54"><text:s text:c="2"/>}),</text:span></text:span></text:p>
      <text:p text:style-name="Preformatted_20_Text"><text:span text:style-name="Source_20_Text"><text:span text:style-name="T54"><text:s text:c="2"/>headers: {</text:span></text:span></text:p>
      <text:p text:style-name="Preformatted_20_Text"><text:span text:style-name="Source_20_Text"><text:span text:style-name="T54"><text:s text:c="4"/>'Content-type': 'application/json; charset=UTF-8',</text:span></text:span></text:p>
      <text:p text:style-name="Preformatted_20_Text"><text:span text:style-name="Source_20_Text"><text:span text:style-name="T54"><text:s text:c="2"/>},</text:span></text:span></text:p>
      <text:p text:style-name="Preformatted_20_Text"><text:span text:style-name="Source_20_Text"><text:span text:style-name="T54">})</text:span></text:span></text:p>
      <text:p text:style-name="Preformatted_20_Text"><text:span text:style-name="Source_20_Text"><text:span text:style-name="T54"><text:s text:c="2"/>.then((response) =&gt; response.json())</text:span></text:span></text:p>
      <text:p text:style-name="P113"><text:span text:style-name="Source_20_Text"><text:span text:style-name="T54"><text:s text:c="2"/>.then((json) =&gt; console.log(json));</text:span></text:span></text:p>
      <text:p text:style-name="P113"><text:span text:style-name="Source_20_Text"><text:span text:style-name="T54"/></text:span></text:p>
      <text:p text:style-name="Preformatted_20_Text"><text:soft-page-break/><text:span text:style-name="Source_20_Text"><text:span text:style-name="T61">Agora como estmao susando o axios o nosso codigo referente a função post vai ficar assim:</text:span></text:span></text:p>
      <text:p text:style-name="P125"><text:span text:style-name="Source_20_Text"><text:span text:style-name="T55"/></text:span></text:p>
      <text:p text:style-name="P10"><text:span text:style-name="T3">const</text:span> <text:span text:style-name="T7">post</text:span> <text:span text:style-name="T3">=</text:span> () <text:span text:style-name="T3">=&gt;</text:span> {</text:p>
      <text:p text:style-name="P10"><text:span text:style-name="T3">const</text:span> <text:span text:style-name="T12">data</text:span> <text:span text:style-name="T3">=</text:span> {</text:p>
      <text:p text:style-name="P10">title<text:span text:style-name="T3">:</text:span> <text:span text:style-name="T9">'</text:span><text:span text:style-name="T10">foo</text:span><text:span text:style-name="T9">'</text:span>,</text:p>
      <text:p text:style-name="P10">body<text:span text:style-name="T3">:</text:span> <text:span text:style-name="T9">'</text:span><text:span text:style-name="T10">bar</text:span><text:span text:style-name="T9">'</text:span>,</text:p>
      <text:p text:style-name="P10">userId<text:span text:style-name="T3">:</text:span> <text:span text:style-name="T12">1</text:span>,</text:p>
      <text:p text:style-name="P10">};</text:p>
      <text:p text:style-name="P10">axios.<text:span text:style-name="T7">post</text:span>(<text:span text:style-name="T9">'</text:span><text:span text:style-name="T10">https://jsonplaceholder.typicode.com/posts</text:span><text:span text:style-name="T9">'</text:span>, <text:span text:style-name="T12">data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114"><text:span text:style-name="Source_20_Text"><text:span text:style-name="T55"/></text:span></text:p>
      <text:p text:style-name="P159"/>
      <text:p text:style-name="P161">Agora jogando o nosso documento na url do navegador ele vai abrir o nosso ambiente <text:s text:c="2"/>e logo vamos clicar no post e vamos ver que estaremos enviado o objeto </text:p>
      <text:p text:style-name="P11">title<text:span text:style-name="T3">:</text:span> <text:span text:style-name="T9">'</text:span><text:span text:style-name="T10">foo</text:span><text:span text:style-name="T9">'</text:span>,</text:p>
      <text:p text:style-name="P11">body<text:span text:style-name="T3">:</text:span> <text:span text:style-name="T9">'</text:span><text:span text:style-name="T10">bar</text:span><text:span text:style-name="T9">'</text:span>,</text:p>
      <text:p text:style-name="P12"><text:span text:style-name="T60">userId</text:span><text:span text:style-name="T4">:</text:span><text:span text:style-name="T60"> </text:span><text:span text:style-name="T13">1</text:span><text:span text:style-name="T60">,</text:span></text:p>
      <text:p text:style-name="P151"/>
      <text:p text:style-name="P151"/>
      <text:p text:style-name="P158"/>
      <text:p text:style-name="P146">Curos gratuito Axios #4 – requisição PUT e PATCH </text:p>
      <text:p text:style-name="P145"><text:a xlink:type="simple" xlink:href="https://alunos.workover.com.br/courses/602/lessons/9521" text:style-name="Internet_20_link" text:visited-style-name="Visited_20_Internet_20_Link"><text:span text:style-name="T60">https://alunos.workover.com.br/courses/602/lessons/9521</text:span></text:a><text:span text:style-name="T60"> </text:span></text:p>
      <text:p text:style-name="P145"><text:span text:style-name="Strong_20_Emphasis"><text:span text:style-name="T25">PUT</text:span></text:span><text:span text:style-name="T28">: Requisita que um entidade seja armazenada embaixo da URI fornecida. Se a URI se refere a um recurso que já existe, ele é modificado; se a URI não aponta para um recurso existente, então o servidor pode criar o recurso com essa URI.</text:span></text:p>
      <text:p text:style-name="P145"><text:span text:style-name="Strong_20_Emphasis"><text:span text:style-name="T25">PATCH</text:span></text:span><text:span text:style-name="T28">: Usado para aplicar modificações parciais a um recurso.</text:span></text:p>
      <text:p text:style-name="P163"/>
      <text:p text:style-name="P164">Vamos utilizar o jasonPlaceholder novamente :</text:p>
      <text:p text:style-name="P147"><text:span text:style-name="T28">e vamos ver a solução para </text:span><text:span text:style-name="T26">Updating a resource</text:span></text:p>
      <text:p text:style-name="P147"><text:a xlink:type="simple" xlink:href="https://jsonplaceholder.typicode.com/guide/" text:style-name="Internet_20_link" text:visited-style-name="Visited_20_Internet_20_Link">https://jsonplaceholder.typicode.com/guide/</text:a><text:span text:style-name="T26"> </text:span></text:p>
      <text:p text:style-name="P165"/>
      <text:p text:style-name="P165">Updating a resource.</text:p>
      <text:p text:style-name="P107"><text:soft-page-break/><text:span text:style-name="Source_20_Text"><text:span text:style-name="T31">fetch('</text:span></text:span><text:span text:style-name="Source_20_Text"><text:span text:style-name="T32">https://jsonplaceholder.typicode.com/posts/1'</text:span></text:span><text:span text:style-name="Source_20_Text"><text:span text:style-name="T31">, {</text:span></text:span></text:p>
      <text:p text:style-name="Preformatted_20_Text"><text:span text:style-name="Source_20_Text"><text:s text:c="2"/>method: 'PUT',</text:span></text:p>
      <text:p text:style-name="Preformatted_20_Text"><text:span text:style-name="Source_20_Text"><text:s text:c="2"/>body: JSON.stringify({</text:span></text:p>
      <text:p text:style-name="Preformatted_20_Text"><text:span text:style-name="Source_20_Text"><text:s text:c="4"/>id: 1,</text:span></text:p>
      <text:p text:style-name="Preformatted_20_Text"><text:span text:style-name="Source_20_Text"><text:s text:c="4"/>title: 'foo',</text:span></text:p>
      <text:p text:style-name="Preformatted_20_Text"><text:span text:style-name="Source_20_Text"><text:s text:c="4"/>body: 'bar',</text:span></text:p>
      <text:p text:style-name="Preformatted_20_Text"><text:span text:style-name="Source_20_Text"><text:s text:c="4"/>userId: 1,</text:span></text:p>
      <text:p text:style-name="Preformatted_20_Text"><text:span text:style-name="Source_20_Text"><text:s text:c="2"/>}),</text:span></text:p>
      <text:p text:style-name="Preformatted_20_Text"><text:span text:style-name="Source_20_Text"><text:s text:c="2"/>headers: {</text:span></text:p>
      <text:p text:style-name="Preformatted_20_Text"><text:span text:style-name="Source_20_Text"><text:s text:c="4"/>'Content-type': 'application/json; charset=UTF-8',</text:span></text:p>
      <text:p text:style-name="Preformatted_20_Text"><text:span text:style-name="Source_20_Text"><text:s text:c="2"/>},</text:span></text:p>
      <text:p text:style-name="Preformatted_20_Text"><text:span text:style-name="Source_20_Text">})</text:span></text:p>
      <text:p text:style-name="Preformatted_20_Text"><text:span text:style-name="Source_20_Text"><text:s text:c="2"/>.then((response) =&gt; response.json())</text:span></text:p>
      <text:p text:style-name="P113"><text:span text:style-name="Source_20_Text"><text:s text:c="2"/>.then((json) =&gt; console.log(json));</text:span></text:p>
      <text:p text:style-name="P147"><text:span text:style-name="T26">Novamente o codigo está usando <text:s/>o methodo fetch </text:span><text:span text:style-name="T27">que e nativo do javaScript porem vamos usar o axios :</text:span></text:p>
      <text:p text:style-name="P166">E no post que é a nossa url precisamos passar o id do post .</text:p>
      <text:p text:style-name="P108"><text:a xlink:type="simple" xlink:href="https://jsonplaceholder.typicode.com/posts/1" text:style-name="Internet_20_link" text:visited-style-name="Visited_20_Internet_20_Link"><text:span text:style-name="Source_20_Text">https://jsonplaceholder.typicode.com/posts/1</text:span></text:a><text:span text:style-name="Source_20_Text"><text:span text:style-name="T32">'</text:span></text:span></text:p>
      <text:p text:style-name="P108"><text:span text:style-name="Source_20_Text"><text:span text:style-name="T32"/></text:span></text:p>
      <text:p text:style-name="P109"><text:span text:style-name="Source_20_Text"><text:span text:style-name="T33">Este é um padrao que usamos porem não será todas as vezes desta forma.</text:span></text:span></text:p>
      <text:p text:style-name="P109"><text:span text:style-name="Source_20_Text"><text:span text:style-name="T33"/></text:span></text:p>
      <text:p text:style-name="P167">E o nosso codigo com axios usando o methodo put vai ficar assim;</text:p>
      <text:p text:style-name="P13"><text:span text:style-name="T34">const</text:span><text:span text:style-name="T37"> </text:span><text:span text:style-name="T40">put</text:span><text:span text:style-name="T37"> </text:span><text:span text:style-name="T34">=</text:span><text:span text:style-name="T37"> () </text:span><text:span text:style-name="T34">=&gt;</text:span><text:span text:style-name="T37"> {</text:span></text:p>
      <text:p text:style-name="P10"><text:span text:style-name="T3">const</text:span> <text:span text:style-name="T12">data</text:span> <text:span text:style-name="T3">=</text:span> {</text:p>
      <text:p text:style-name="P10">id<text:span text:style-name="T3">:</text:span> <text:span text:style-name="T12">1</text:span>,</text:p>
      <text:p text:style-name="P10">title<text:span text:style-name="T3">:</text:span> <text:span text:style-name="T9">'</text:span><text:span text:style-name="T10">foo</text:span><text:span text:style-name="T9">'</text:span>,</text:p>
      <text:p text:style-name="P10">body<text:span text:style-name="T3">:</text:span> <text:span text:style-name="T9">'</text:span><text:span text:style-name="T10">bar</text:span><text:span text:style-name="T9">'</text:span>,</text:p>
      <text:p text:style-name="P10">userId<text:span text:style-name="T3">:</text:span> <text:span text:style-name="T12">1</text:span>,</text:p>
      <text:p text:style-name="P10">};</text:p>
      <text:p text:style-name="P10">axios.<text:span text:style-name="T7">put</text:span>(<text:span text:style-name="T9">'</text:span><text:span text:style-name="T10">https://jsonplaceholder.typicode.com/posts/1</text:span><text:span text:style-name="T9">'</text:span>, <text:span text:style-name="T12">data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167"/>
      <text:p text:style-name="P168">indo novamente em nosso arquivo index.html e jogando ele no navegador vamos clicar no put e vamos ver o resultado.</text:p>
      <text:p text:style-name="P148"><text:span text:style-name="T29">Agora vamos para o methodo pat</text:span><text:span text:style-name="T30">c</text:span><text:span text:style-name="T29">h </text:span></text:p>
      <text:p text:style-name="P139">Esse methodo e praticamente a mesma coisa do put</text:p>
      <text:p text:style-name="P140">vamos ver que no jasonPlacehoder esta em:</text:p>
      <text:p text:style-name="P141">patching a resouce</text:p>
      <text:p text:style-name="P110"><text:span text:style-name="Source_20_Text">fetch('https://jsonplaceholder.typicode.com/posts/1', {</text:span></text:p>
      <text:p text:style-name="Preformatted_20_Text"><text:span text:style-name="Source_20_Text"><text:s text:c="2"/>method: 'PATCH',</text:span></text:p>
      <text:p text:style-name="Preformatted_20_Text"><text:span text:style-name="Source_20_Text"><text:s text:c="2"/>body: JSON.stringify({</text:span></text:p>
      <text:p text:style-name="Preformatted_20_Text"><text:span text:style-name="Source_20_Text"><text:s text:c="4"/>title: 'foo',</text:span></text:p>
      <text:p text:style-name="Preformatted_20_Text"><text:span text:style-name="Source_20_Text"><text:s text:c="2"/>}),</text:span></text:p>
      <text:p text:style-name="Preformatted_20_Text"><text:soft-page-break/><text:span text:style-name="Source_20_Text"><text:s text:c="2"/>headers: {</text:span></text:p>
      <text:p text:style-name="Preformatted_20_Text"><text:span text:style-name="Source_20_Text"><text:s text:c="4"/>'Content-type': 'application/json; charset=UTF-8',</text:span></text:p>
      <text:p text:style-name="Preformatted_20_Text"><text:span text:style-name="Source_20_Text"><text:s text:c="2"/>},</text:span></text:p>
      <text:p text:style-name="Preformatted_20_Text"><text:span text:style-name="Source_20_Text">})</text:span></text:p>
      <text:p text:style-name="Preformatted_20_Text"><text:span text:style-name="Source_20_Text"><text:s text:c="2"/>.then((response) =&gt; response.json())</text:span></text:p>
      <text:p text:style-name="P113"><text:span text:style-name="Source_20_Text"><text:s text:c="2"/>.then((json) =&gt; console.log(json));</text:span></text:p>
      <text:p text:style-name="P113"><text:span text:style-name="Source_20_Text"/></text:p>
      <text:p text:style-name="P115"><text:span text:style-name="Source_20_Text"><text:span text:style-name="T63">E </text:span></text:span><text:span text:style-name="Source_20_Text"><text:span text:style-name="T62">praticamento no methodo pacth vamnos copiar o put e colar no pacth.</text:span></text:span></text:p>
      <text:p text:style-name="P116"><text:span text:style-name="Source_20_Text"><text:span text:style-name="T63">A diferença é que no method put ele possibilita que façamos a alteração de todos os campos do nosso objeto e no pacth fazemos </text:span></text:span><text:span text:style-name="Source_20_Text"><text:span text:style-name="T64">um unica</text:span></text:span><text:span text:style-name="Source_20_Text"><text:span text:style-name="T63"> alteraç</text:span></text:span><text:span text:style-name="Source_20_Text"><text:span text:style-name="T65">ao</text:span></text:span><text:span text:style-name="Source_20_Text"><text:span text:style-name="T63">.</text:span></text:span></text:p>
      <text:p text:style-name="P117"><text:span text:style-name="Source_20_Text"><text:span text:style-name="T66">Como se fosse um pequena correção </text:span></text:span></text:p>
      <text:p text:style-name="P118"><text:span text:style-name="Source_20_Text"><text:span text:style-name="T67">porem no final das contas vai acbar sendo a mesma coisa vamos altualizar dados no banco.</text:span></text:span></text:p>
      <text:p text:style-name="P118"><text:span text:style-name="Source_20_Text"/></text:p>
      <text:p text:style-name="P119"><text:span text:style-name="Source_20_Text"><text:span text:style-name="T68">Requisição Delete </text:span></text:span></text:p>
      <text:p text:style-name="P119"><text:a xlink:type="simple" xlink:href="https://alunos.workover.com.br/courses/602/lessons/9522" text:style-name="Internet_20_link" text:visited-style-name="Visited_20_Internet_20_Link"><text:span text:style-name="Source_20_Text">https://alunos.workover.com.br/courses/602/lessons/9522</text:span></text:a><text:span text:style-name="Source_20_Text"> </text:span></text:p>
      <text:p text:style-name="P119"><text:span text:style-name="Source_20_Text"><text:span text:style-name="T43">O </text:span></text:span><text:span text:style-name="Source_20_Text"><text:span text:style-name="Strong_20_Emphasis"><text:span text:style-name="T44">método de requisição HTTP DELETE</text:span></text:span></text:span><text:span text:style-name="Source_20_Text"><text:span text:style-name="T45"> </text:span></text:span><text:span text:style-name="Source_20_Text"><text:span text:style-name="T43">remove o recurso especificado</text:span></text:span><text:span text:style-name="Source_20_Text"><text:span text:style-name="T46"> </text:span></text:span></text:p>
      <text:h text:style-name="P124" text:outline-level="3"><text:span text:style-name="Source_20_Text"><text:span text:style-name="T48">Deleting a resource</text:span></text:span></text:h>
      <text:p text:style-name="Preformatted_20_Text"><text:span text:style-name="Source_20_Text">fetch('https://jsonplaceholder.typicode.com/posts/1', {</text:span></text:p>
      <text:p text:style-name="Preformatted_20_Text"><text:span text:style-name="Source_20_Text"><text:s text:c="2"/>method: 'DELETE',</text:span></text:p>
      <text:p text:style-name="P113"><text:span text:style-name="Source_20_Text">});</text:span></text:p>
      <text:p text:style-name="P120"><text:span text:style-name="Source_20_Text"><text:span text:style-name="T47">porem o nosso codigo está assim:</text:span></text:span></text:p>
      <text:p text:style-name="P126"><text:span text:style-name="Source_20_Text"><text:span text:style-name="T35">const</text:span></text:span><text:span text:style-name="Source_20_Text"><text:span text:style-name="T49"> </text:span></text:span><text:span text:style-name="Source_20_Text"><text:span text:style-name="T41">del</text:span></text:span><text:span text:style-name="Source_20_Text"><text:span text:style-name="T49"> </text:span></text:span><text:span text:style-name="Source_20_Text"><text:span text:style-name="T35">=</text:span></text:span><text:span text:style-name="Source_20_Text"><text:span text:style-name="T49"> () </text:span></text:span><text:span text:style-name="Source_20_Text"><text:span text:style-name="T35">=&gt;</text:span></text:span><text:span text:style-name="Source_20_Text"><text:span text:style-name="T49"> {</text:span></text:span></text:p>
      <text:p text:style-name="P10">axios.<text:span text:style-name="T7">delete</text:span>(<text:span text:style-name="T9">'</text:span><text:span text:style-name="T10">https://jsonplaceholder.typicode.com/posts/2</text:span><text:span text:style-name="T9">'</text:span>, d<text:span text:style-name="T83">el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120"><text:span text:style-name="Source_20_Text"><text:span text:style-name="T47"/></text:span></text:p>
      <text:h text:style-name="P123" text:outline-level="2"><text:span text:style-name="Source_20_Text"><text:span text:style-name="T51">Curso gratuito Axios #6 - Múltiplas requisições simultâneas</text:span></text:span></text:h>
      <text:p text:style-name="P128"><text:a xlink:type="simple" xlink:href="https://alunos.workover.com.br/courses/602/lessons/9523" text:style-name="Internet_20_link" text:visited-style-name="Visited_20_Internet_20_Link"><text:span text:style-name="Source_20_Text">https://alunos.workover.com.br/courses/602/lessons/9523</text:span></text:a><text:span text:style-name="Source_20_Text"><text:span text:style-name="T51"> </text:span></text:span></text:p>
      <text:p text:style-name="P128"><text:span text:style-name="Source_20_Text"><text:span text:style-name="T51"/></text:span></text:p>
      <text:p text:style-name="P129"><text:span text:style-name="Source_20_Text"><text:span text:style-name="T52">Codigo da nossa aula de multiplas requisições :</text:span></text:span></text:p>
      <text:p text:style-name="P127"><text:soft-page-break/><text:span text:style-name="Source_20_Text"><text:span text:style-name="T36">const</text:span></text:span><text:span text:style-name="Source_20_Text"><text:span text:style-name="T50"> </text:span></text:span><text:span text:style-name="Source_20_Text"><text:span text:style-name="T42">multiple</text:span></text:span><text:span text:style-name="Source_20_Text"><text:span text:style-name="T50"> </text:span></text:span><text:span text:style-name="Source_20_Text"><text:span text:style-name="T36">=</text:span></text:span><text:span text:style-name="Source_20_Text"><text:span text:style-name="T50"> () </text:span></text:span><text:span text:style-name="Source_20_Text"><text:span text:style-name="T36">=&gt;</text:span></text:span><text:span text:style-name="Source_20_Text"><text:span text:style-name="T50"> {</text:span></text:span></text:p>
      <text:p text:style-name="P10"><text:span text:style-name="T70">Promise</text:span>.<text:span text:style-name="T7">all</text:span>(</text:p>
      <text:p text:style-name="P10">[</text:p>
      <text:p text:style-name="P10">axios.<text:span text:style-name="T7">get</text:span>(<text:span text:style-name="T9">'</text:span><text:span text:style-name="T10">https://jsonplaceholder.typicode.com/posts?limit=5</text:span><text:span text:style-name="T9">'</text:span>),</text:p>
      <text:p text:style-name="P10">axios.<text:span text:style-name="T7">get</text:span>(<text:span text:style-name="T9">'</text:span><text:span text:style-name="T10">https://jsonplaceholder.typicode.com/users?limit=5</text:span><text:span text:style-name="T9">'</text:span>)</text:p>
      <text:p text:style-name="P10">]</text:p>
      <text:p text:style-name="P10">).<text:span text:style-name="T7">then</text:span>(((<text:span text:style-name="T11">response</text:span>) <text:span text:style-name="T3">=&gt;</text:span> {</text:p>
      <text:p text:style-name="P10"><text:span text:style-name="T12">console</text:span>.<text:span text:style-name="T7">table</text:span>(<text:span text:style-name="T11">response</text:span>[<text:span text:style-name="T12">0</text:span>].data);</text:p>
      <text:p text:style-name="P10"><text:span text:style-name="T12">console</text:span>.<text:span text:style-name="T7">table</text:span>(<text:span text:style-name="T11">response</text:span>[<text:span text:style-name="T12">1</text:span>].data);</text:p>
      <text:p text:style-name="P10">}));</text:p>
      <text:p text:style-name="P27"/>
      <text:p text:style-name="P10">}</text:p>
      <text:p text:style-name="P129"><text:span text:style-name="Source_20_Text"><text:span text:style-name="T52"/></text:span></text:p>
      <text:p text:style-name="P129"><text:span text:style-name="Source_20_Text"><text:span text:style-name="T52">um detalhe muito importante na viedeo aula ele coloca a palavra values : []</text:span></text:span></text:p>
      <text:p text:style-name="P116"><text:span text:style-name="Source_20_Text"><text:s/></text:span><text:span text:style-name="Source_20_Text"><text:span text:style-name="T69">e o array porem olhei na documentação </text:span></text:span><text:a xlink:type="simple" xlink:href="https://developer.mozilla.org/pt-BR/docs/Web/JavaScript/Reference/Global_Objects/Promise/all" text:style-name="Internet_20_link" text:visited-style-name="Visited_20_Internet_20_Link"><text:span text:style-name="Source_20_Text"><text:span text:style-name="T69">https://developer.mozilla.org/pt-BR/docs/Web/JavaScript/Reference/Global_Objects/Promise/all</text:span></text:span></text:a><text:span text:style-name="Source_20_Text"><text:span text:style-name="T69"> <text:s/></text:span></text:span></text:p>
      <text:p text:style-name="P121"><text:span text:style-name="Source_20_Text"><text:span text:style-name="T71">E vi que não tem necessida de declara o array como values pois estava dando erro quando fazia da maneira que ele informa no video.</text:span></text:span></text:p>
      <text:p text:style-name="P122"><text:span text:style-name="Source_20_Text"><text:span text:style-name="T72">Para ver o resultado deste codigo temos que abrir o devtolls e ir na aba de netWork.</text:span></text:span></text:p>
      <text:p text:style-name="P115"><text:span text:style-name="Source_20_Text"/></text:p>
      <text:p text:style-name="P142">Um aoutra resposta de um apagina: <text:a xlink:type="simple" xlink:href="https://pt.stackoverflow.com/questions/319321/como-fazer-várias-requisições-em-paralelo-no-axios" text:style-name="Internet_20_link" text:visited-style-name="Visited_20_Internet_20_Link">https://pt.stackoverflow.com/questions/319321/como-fazer-v%C3%A1rias-requisi%C3%A7%C3%B5es-em-paralelo-no-axios</text:a> </text:p>
      <text:p text:style-name="P142"/>
      <text:p text:style-name="P111"><text:span text:style-name="Source_20_Text"><text:span text:style-name="T53"><text:s text:c="2"/></text:span></text:span><text:span text:style-name="Source_20_Text"><text:span text:style-name="T38">axios.</text:span></text:span><text:span text:style-name="Source_20_Text"><text:span text:style-name="T39">all</text:span></text:span><text:span text:style-name="Source_20_Text"><text:span text:style-name="T38">([</text:span></text:span></text:p>
      <text:p text:style-name="P62"><text:span text:style-name="Source_20_Text"><text:span text:style-name="T53"><text:s text:c="4"/></text:span></text:span><text:span text:style-name="Source_20_Text"><text:span text:style-name="T38">axios.</text:span></text:span><text:span text:style-name="Source_20_Text"><text:span text:style-name="T39">get</text:span></text:span><text:span text:style-name="Source_20_Text"><text:span text:style-name="T38">(</text:span></text:span><text:span text:style-name="Source_20_Text"><text:span text:style-name="T39">'https://api.tuuris/cities'</text:span></text:span><text:span text:style-name="Source_20_Text"><text:span text:style-name="T38">),</text:span></text:span></text:p>
      <text:p text:style-name="P62"><text:span text:style-name="Source_20_Text"><text:span text:style-name="T53"><text:s text:c="4"/></text:span></text:span><text:span text:style-name="Source_20_Text"><text:span text:style-name="T38">axios.</text:span></text:span><text:span text:style-name="Source_20_Text"><text:span text:style-name="T39">get</text:span></text:span><text:span text:style-name="Source_20_Text"><text:span text:style-name="T38">(</text:span></text:span><text:span text:style-name="Source_20_Text"><text:span text:style-name="T39">'https://api.tuuris/expenses'</text:span></text:span><text:span text:style-name="Source_20_Text"><text:span text:style-name="T38">)</text:span></text:span></text:p>
      <text:p text:style-name="P62"><text:span text:style-name="Source_20_Text"><text:span text:style-name="T53"><text:s text:c="4"/></text:span></text:span><text:span text:style-name="Source_20_Text"><text:span text:style-name="T38">]).</text:span></text:span><text:span text:style-name="Source_20_Text"><text:span text:style-name="T39">then</text:span></text:span><text:span text:style-name="Source_20_Text"><text:span text:style-name="T38">(axios.</text:span></text:span><text:span text:style-name="Source_20_Text"><text:span text:style-name="T39">spread</text:span></text:span><text:span text:style-name="Source_20_Text"><text:span text:style-name="T38">(</text:span></text:span><text:span text:style-name="Source_20_Text"><text:span text:style-name="T39">(citiesRes, expensesRes) =&gt;</text:span></text:span><text:span text:style-name="Source_20_Text"><text:span text:style-name="T38"> {</text:span></text:span></text:p>
      <text:p text:style-name="P62"><text:span text:style-name="Source_20_Text"><text:span text:style-name="T53"><text:s text:c="6"/></text:span></text:span><text:span text:style-name="Source_20_Text"><text:span text:style-name="T39">this</text:span></text:span><text:span text:style-name="Source_20_Text"><text:span text:style-name="T38">.</text:span></text:span><text:span text:style-name="Source_20_Text"><text:span text:style-name="T39">cities</text:span></text:span><text:span text:style-name="Source_20_Text"><text:span text:style-name="T38"> = citiesRes.</text:span></text:span><text:span text:style-name="Source_20_Text"><text:span text:style-name="T39">data</text:span></text:span></text:p>
      <text:p text:style-name="P62"><text:span text:style-name="Source_20_Text"><text:span text:style-name="T53"><text:s text:c="6"/></text:span></text:span><text:span text:style-name="Source_20_Text"><text:span text:style-name="T39">this</text:span></text:span><text:span text:style-name="Source_20_Text"><text:span text:style-name="T38">.</text:span></text:span><text:span text:style-name="Source_20_Text"><text:span text:style-name="T39">expenses</text:span></text:span><text:span text:style-name="Source_20_Text"><text:span text:style-name="T38"> = expensesRes.</text:span></text:span><text:span text:style-name="Source_20_Text"><text:span text:style-name="T39">data</text:span></text:span></text:p>
      <text:p text:style-name="P132"><text:span text:style-name="Source_20_Text"><text:span text:style-name="T53"><text:s/></text:span></text:span><text:span text:style-name="Source_20_Text"><text:span text:style-name="T38">}))</text:span></text:span></text:p>
      <text:p text:style-name="P142"/>
      <text:p text:style-name="P143">porem testei a mesma e não deu muito certo.</text:p>
      <text:p text:style-name="P169"/>
      <text:p text:style-name="P165"/>
      <text:p text:style-name="P163"><text:soft-page-break/></text:p>
      <text:p text:style-name="P162"/>
      <text:h text:style-name="P104" text:outline-level="2">Curso gratuito Axios #7 - Transformando a resposta</text:h>
      <text:p text:style-name="P99"><text:a xlink:type="simple" xlink:href="https://alunos.workover.com.br/courses/602/lessons/9524" text:style-name="Internet_20_link" text:visited-style-name="Visited_20_Internet_20_Link">https://alunos.workover.com.br/courses/602/lessons/9524</text:a> </text:p>
      <text:p text:style-name="P100">O axios por padrao já possui um afuncionalidade para transformar a nossa response automaticamente.</text:p>
      <text:p text:style-name="P100">Primeira mente vamos deixar o nosso codigo da função const tranform assim:</text:p>
      <text:p text:style-name="P67"><text:span text:style-name="T3">const</text:span> <text:span text:style-name="T7">transform</text:span> <text:span text:style-name="T3">=</text:span> () <text:span text:style-name="T3">=&gt;</text:span> {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}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100"/>
      <text:p text:style-name="P102"><text:s/><text:span text:style-name="T73">Agora em config vamos adicionar um afunção </text:span></text:p>
      <text:p text:style-name="P92">e se você olhar na documentação em requeste config:</text:p>
      <text:p text:style-name="P70"><text:a xlink:type="simple" xlink:href="https://axios-http.com/ptbr/docs/req_config" text:style-name="Internet_20_link" text:visited-style-name="Visited_20_Internet_20_Link">https://axios-http.com/ptbr/docs/req_config</text:a> </text:p>
      <text:p text:style-name="P93">E vamos trabalhar com o transformResponse</text:p>
      <text:p text:style-name="P64"><text:span text:style-name="Source_20_Text"><text:s text:c="2"/>// `transformResponse` permite mudar os dados da responsta antes de ser passado para o then/catch</text:span></text:p>
      <text:p text:style-name="Preformatted_20_Text"><text:span text:style-name="Source_20_Text"><text:s text:c="2"/>transformResponse: [function (data) {</text:span></text:p>
      <text:p text:style-name="Preformatted_20_Text"><text:span text:style-name="Source_20_Text"><text:s text:c="4"/>// Faça o que quiser para transformar os dados</text:span></text:p>
      <text:p text:style-name="Preformatted_20_Text"><text:span text:style-name="Source_20_Text"><text:s text:c="4"/>return data;</text:span></text:p>
      <text:p text:style-name="P113"><text:span text:style-name="Source_20_Text"><text:s text:c="2"/>}],</text:span></text:p>
      <text:p text:style-name="P93">e vamos colocar isso em nosso arquivo main.js n afunção tranform</text:p>
      <text:p text:style-name="P93"><text:soft-page-break/></text:p>
      <text:p text:style-name="P31">Agora nosso codigo está assim:</text:p>
      <text:p text:style-name="P31"/>
      <text:p text:style-name="P31"/>
      <text:p text:style-name="P14"><text:span text:style-name="T3">const</text:span> <text:span text:style-name="T7">transform</text:span> <text:span text:style-name="T3">=</text:span> () <text:span text:style-name="T3">=&gt;</text:span> {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}, <text:span text:style-name="T74">// `transformResponse` permite mudar os dados da responsta antes de ser passado para o then/catch</text:span></text:p>
      <text:p text:style-name="P10">transformResponse<text:span text:style-name="T3">:</text:span> [<text:span text:style-name="T3">function</text:span> (<text:span text:style-name="T11">data</text:span>) {</text:p>
      <text:p text:style-name="P26">// Faça o que quiser para transformar os dados</text:p>
      <text:p text:style-name="P10"><text:span text:style-name="T3">return</text:span> <text:span text:style-name="T11">data</text:span>;</text:p>
      <text:p text:style-name="P10">}],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31"/>
      <text:p text:style-name="P5"/>
      <text:p text:style-name="P32">So que se despararmos o nosso codigo no botao transform da nosso ambiente vamos ver que ele vai returnar uma string isso por que estamos substituindo a rotina de tranformação do axios.</text:p>
      <text:p text:style-name="P33">Então temos que fazer um apequena alterção no nosso codigo parassando no return o jaso.parse(data) sendo que o data é a nossa string</text:p>
      <text:p text:style-name="P33"/>
      <text:p text:style-name="P15"><text:span text:style-name="T3">const</text:span> <text:span text:style-name="T7">transform</text:span> <text:span text:style-name="T3">=</text:span> () <text:span text:style-name="T3">=&gt;</text:span> {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}, <text:span text:style-name="T74">// `transformResponse` permite mudar os dados da responsta antes de ser passado para o then/catch</text:span></text:p>
      <text:p text:style-name="P10">transformResponse<text:span text:style-name="T3">:</text:span> [<text:span text:style-name="T3">function</text:span> (<text:span text:style-name="T11">data</text:span>) {</text:p>
      <text:p text:style-name="P26">// Faça o que quiser para transformar os dados</text:p>
      <text:p text:style-name="P10"><text:span text:style-name="T3">return</text:span> <text:span text:style-name="T12">JSON</text:span>.<text:span text:style-name="T7">parse</text:span>(<text:span text:style-name="T11">data</text:span>);</text:p>
      <text:p text:style-name="P10">}],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33"/>
      <text:p text:style-name="P34">E então teremos o mesmo resultado que antes maravilha.</text:p>
      <text:p text:style-name="P35">E oque podemos fazer <text:span text:style-name="T75">e usar algumas funções para returna somente o que queremos e para isso podemos usar o map o redux entre outras funções do javaScript</text:span></text:p>
      <text:p text:style-name="P35"/>
      <text:p text:style-name="P36">Aqui vamos usar o map para pegar somente o body</text:p>
      <text:p text:style-name="P36"/>
      <text:p text:style-name="P10"><text:soft-page-break/><text:span text:style-name="T3">const</text:span> <text:span text:style-name="T7">transform</text:span> <text:span text:style-name="T3">=</text:span> () <text:span text:style-name="T3">=&gt;</text:span> {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}, <text:span text:style-name="T74">// `transformResponse` permite mudar os dados da responsta antes de ser passado para o then/catch</text:span></text:p>
      <text:p text:style-name="P10">transformResponse<text:span text:style-name="T3">:</text:span> [<text:span text:style-name="T3">function</text:span> (<text:span text:style-name="T11">data</text:span>) {</text:p>
      <text:p text:style-name="P26">// Faça o que quiser para transformar os dados</text:p>
      <text:p text:style-name="P10"><text:span text:style-name="T3">const</text:span> <text:span text:style-name="T12">payload</text:span> <text:span text:style-name="T3">=</text:span> <text:span text:style-name="T12">JSON</text:span>.<text:span text:style-name="T7">parse</text:span>(<text:span text:style-name="T11">data</text:span>).<text:span text:style-name="T7">map</text:span>(<text:span text:style-name="T11">o</text:span> <text:span text:style-name="T3">=&gt;</text:span> <text:span text:style-name="T11">o</text:span>.body);</text:p>
      <text:p text:style-name="P10"><text:span text:style-name="T3">return</text:span> <text:span text:style-name="T12">payload</text:span>;</text:p>
      <text:p text:style-name="P10">}],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36"/>
      <text:p text:style-name="P37">ou podemos fazer assim somente com o atributo e valor de titulo</text:p>
      <text:p text:style-name="P37"/>
      <text:p text:style-name="P16"><text:span text:style-name="T3">const</text:span> <text:span text:style-name="T7">transform</text:span> <text:span text:style-name="T3">=</text:span> () <text:span text:style-name="T3">=&gt;</text:span> {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}, <text:span text:style-name="T74">// `transformResponse` permite mudar os dados da responsta antes de ser passado para o then/catch</text:span></text:p>
      <text:p text:style-name="P10">transformResponse<text:span text:style-name="T3">:</text:span> [<text:span text:style-name="T3">function</text:span> (<text:span text:style-name="T11">data</text:span>) {</text:p>
      <text:p text:style-name="P26">// Faça o que quiser para transformar os dados</text:p>
      <text:p text:style-name="P10"><text:span text:style-name="T3">const</text:span> <text:span text:style-name="T12">payload</text:span> <text:span text:style-name="T3">=</text:span> <text:span text:style-name="T12">JSON</text:span>.<text:span text:style-name="T7">parse</text:span>(<text:span text:style-name="T11">data</text:span>).<text:span text:style-name="T7">map</text:span>(<text:span text:style-name="T11">o</text:span> <text:span text:style-name="T3">=&gt;</text:span> {</text:p>
      <text:p text:style-name="P10"><text:span text:style-name="T3">return</text:span> {</text:p>
      <text:p text:style-name="P10">title<text:span text:style-name="T3">:</text:span> <text:span text:style-name="T11">o</text:span>.title</text:p>
      <text:p text:style-name="P10">}</text:p>
      <text:p text:style-name="P10">});</text:p>
      <text:p text:style-name="P10"><text:span text:style-name="T3">return</text:span> <text:span text:style-name="T12">payload</text:span>;</text:p>
      <text:p text:style-name="P10">}],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37"/>
      <text:p text:style-name="P38">ou podemos pegar doi<text:span text:style-name="T76">s </text:span>atributos <text:span text:style-name="T76">no caso <text:s/>o id e title</text:span></text:p>
      <text:p text:style-name="P38"/>
      <text:p text:style-name="P17"><text:span text:style-name="T3">const</text:span> <text:span text:style-name="T7">transform</text:span> <text:span text:style-name="T3">=</text:span> () <text:span text:style-name="T3">=&gt;</text:span> {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<text:soft-page-break/>}, <text:span text:style-name="T74">// `transformResponse` permite mudar os dados da responsta antes de ser passado para o then/catch</text:span></text:p>
      <text:p text:style-name="P10">transformResponse<text:span text:style-name="T3">:</text:span> [<text:span text:style-name="T3">function</text:span> (<text:span text:style-name="T11">data</text:span>) {</text:p>
      <text:p text:style-name="P26">// Faça o que quiser para transformar os dados</text:p>
      <text:p text:style-name="P10"><text:span text:style-name="T3">const</text:span> <text:span text:style-name="T12">payload</text:span> <text:span text:style-name="T3">=</text:span> <text:span text:style-name="T12">JSON</text:span>.<text:span text:style-name="T7">parse</text:span>(<text:span text:style-name="T11">data</text:span>).<text:span text:style-name="T7">map</text:span>(<text:span text:style-name="T11">o</text:span> <text:span text:style-name="T3">=&gt;</text:span> {</text:p>
      <text:p text:style-name="P10"><text:span text:style-name="T3">return</text:span> {</text:p>
      <text:p text:style-name="P10">title<text:span text:style-name="T3">:</text:span> <text:span text:style-name="T11">o</text:span>.title,</text:p>
      <text:p text:style-name="P10">id<text:span text:style-name="T3">:</text:span> <text:span text:style-name="T11">o</text:span>.id</text:p>
      <text:p text:style-name="P10">}</text:p>
      <text:p text:style-name="P10">});</text:p>
      <text:p text:style-name="P10"><text:span text:style-name="T3">return</text:span> <text:span text:style-name="T12">payload</text:span>;</text:p>
      <text:p text:style-name="P10">}],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38"/>
      <text:p text:style-name="P39">usamos isso quando queremos alterar algun campo <text:span text:style-name="T77">ou adicionar mais algum elemento no caso vamos alterar <text:s/>o title para oi e vamos adcionar o lacation </text:span><text:span text:style-name="T78">e vamos mostrar o id normalmente </text:span></text:p>
      <text:p text:style-name="P39"/>
      <text:p text:style-name="P18"><text:span text:style-name="T3">const</text:span> <text:span text:style-name="T7">transform</text:span> <text:span text:style-name="T3">=</text:span> () <text:span text:style-name="T3">=&gt;</text:span> {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}, <text:span text:style-name="T74">// `transformResponse` permite mudar os dados da responsta antes de ser passado para o then/catch</text:span></text:p>
      <text:p text:style-name="P10">transformResponse<text:span text:style-name="T3">:</text:span> [<text:span text:style-name="T3">function</text:span> (<text:span text:style-name="T11">data</text:span>) {</text:p>
      <text:p text:style-name="P26">// Faça o que quiser para transformar os dados</text:p>
      <text:p text:style-name="P10"><text:span text:style-name="T3">const</text:span> <text:span text:style-name="T12">payload</text:span> <text:span text:style-name="T3">=</text:span> <text:span text:style-name="T12">JSON</text:span>.<text:span text:style-name="T7">parse</text:span>(<text:span text:style-name="T11">data</text:span>).<text:span text:style-name="T7">map</text:span>(<text:span text:style-name="T11">o</text:span> <text:span text:style-name="T3">=&gt;</text:span> {</text:p>
      <text:p text:style-name="P10"><text:span text:style-name="T3">return</text:span> {</text:p>
      <text:p text:style-name="P26">//podemos alterar um dado ja existente</text:p>
      <text:p text:style-name="P10">title<text:span text:style-name="T3">:</text:span> <text:span text:style-name="T11">o</text:span>.title <text:span text:style-name="T3">=</text:span> <text:span text:style-name="T9">"</text:span><text:span text:style-name="T10">oi</text:span><text:span text:style-name="T9">"</text:span>,</text:p>
      <text:p text:style-name="P10">id<text:span text:style-name="T3">:</text:span> <text:span text:style-name="T11">o</text:span>.id,</text:p>
      <text:p text:style-name="P26">//ou adicionar </text:p>
      <text:p text:style-name="P10">location<text:span text:style-name="T3">:</text:span> {</text:p>
      <text:p text:style-name="P10">bairro<text:span text:style-name="T3">:</text:span> <text:span text:style-name="T9">'</text:span><text:span text:style-name="T10">vargen-grande</text:span><text:span text:style-name="T9">'</text:span></text:p>
      <text:p text:style-name="P10">}</text:p>
      <text:p text:style-name="P10">}</text:p>
      <text:p text:style-name="P10">});</text:p>
      <text:p text:style-name="P10"><text:span text:style-name="T3">return</text:span> <text:span text:style-name="T12">payload</text:span>;</text:p>
      <text:p text:style-name="P10">}],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<text:soft-page-break/>}</text:p>
      <text:p text:style-name="P39"/>
      <text:p text:style-name="P40">podemos incluir um objeto dentro de outro onde fizemos isso no caso de endereço</text:p>
      <text:p text:style-name="P40"/>
      <text:p text:style-name="P19"><text:span text:style-name="T3">const</text:span> <text:span text:style-name="T7">transform</text:span> <text:span text:style-name="T3">=</text:span> () <text:span text:style-name="T3">=&gt;</text:span> {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}, <text:span text:style-name="T74">// `transformResponse` permite mudar os dados da responsta antes de ser passado para o then/catch</text:span></text:p>
      <text:p text:style-name="P10">transformResponse<text:span text:style-name="T3">:</text:span> [<text:span text:style-name="T3">function</text:span> (<text:span text:style-name="T11">data</text:span>) {</text:p>
      <text:p text:style-name="P26">// Faça o que quiser para transformar os dados</text:p>
      <text:p text:style-name="P10"><text:span text:style-name="T3">const</text:span> <text:span text:style-name="T12">payload</text:span> <text:span text:style-name="T3">=</text:span> <text:span text:style-name="T12">JSON</text:span>.<text:span text:style-name="T7">parse</text:span>(<text:span text:style-name="T11">data</text:span>).<text:span text:style-name="T7">map</text:span>(<text:span text:style-name="T11">o</text:span> <text:span text:style-name="T3">=&gt;</text:span> {</text:p>
      <text:p text:style-name="P10"><text:span text:style-name="T3">return</text:span> {</text:p>
      <text:p text:style-name="P26">//podemos alterar um dado ja existente</text:p>
      <text:p text:style-name="P10">title<text:span text:style-name="T3">:</text:span> <text:span text:style-name="T11">o</text:span>.title <text:span text:style-name="T3">=</text:span> <text:span text:style-name="T9">"</text:span><text:span text:style-name="T10">oi</text:span><text:span text:style-name="T9">"</text:span>,</text:p>
      <text:p text:style-name="P10">id<text:span text:style-name="T3">:</text:span> <text:span text:style-name="T11">o</text:span>.id,</text:p>
      <text:p text:style-name="P26">//ou adicionar </text:p>
      <text:p text:style-name="P10">location<text:span text:style-name="T3">:</text:span> {</text:p>
      <text:p text:style-name="P10">endereco<text:span text:style-name="T3">:</text:span> {</text:p>
      <text:p text:style-name="P10">bairro<text:span text:style-name="T3">:</text:span> <text:span text:style-name="T9">"</text:span><text:span text:style-name="T10">vargem grande</text:span><text:span text:style-name="T9">"</text:span>,</text:p>
      <text:p text:style-name="P10">rua<text:span text:style-name="T3">:</text:span> <text:span text:style-name="T9">"</text:span><text:span text:style-name="T10">paineira</text:span><text:span text:style-name="T9">"</text:span>,</text:p>
      <text:p text:style-name="P10">numero<text:span text:style-name="T3">:</text:span> <text:span text:style-name="T12">82</text:span>,</text:p>
      <text:p text:style-name="P10">cep<text:span text:style-name="T3">:</text:span> <text:span text:style-name="T9">"</text:span><text:span text:style-name="T10"> 04896300</text:span><text:span text:style-name="T9">"</text:span>,</text:p>
      <text:p text:style-name="P10">}</text:p>
      <text:p text:style-name="P27"/>
      <text:p text:style-name="P10">}</text:p>
      <text:p text:style-name="P10">}</text:p>
      <text:p text:style-name="P10">});</text:p>
      <text:p text:style-name="P10"><text:span text:style-name="T3">return</text:span> <text:span text:style-name="T12">payload</text:span>;</text:p>
      <text:p text:style-name="P10">}],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}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" text:outline-level="2"><text:soft-page-break/>Curso gratuito Axios #8 - Tratando erros</text:h>
      <text:p text:style-name="P150"><text:a xlink:type="simple" xlink:href="https://alunos.workover.com.br/courses/602/lessons/9525" text:style-name="Internet_20_link" text:visited-style-name="Visited_20_Internet_20_Link">https://alunos.workover.com.br/courses/602/lessons/9525</text:a> </text:p>
      <text:p text:style-name="P150"/>
      <text:p text:style-name="P47">vamos na documentação e clicaremos em handling Erros</text:p>
      <text:p text:style-name="P47"><text:a xlink:type="simple" xlink:href="https://axios-http.com/ptbr/docs/handling_errors" text:style-name="Internet_20_link" text:visited-style-name="Visited_20_Internet_20_Link">https://axios-http.com/ptbr/docs/handling_errors</text:a> </text:p>
      <text:p text:style-name="P47"/>
      <text:p text:style-name="P40"/>
      <text:p text:style-name="P48">Este e’o codigo da documetntação:</text:p>
      <text:p text:style-name="P112"><text:span text:style-name="Source_20_Text">axios.get('/user/12345')</text:span></text:p>
      <text:p text:style-name="Preformatted_20_Text"><text:span text:style-name="Source_20_Text"><text:s text:c="2"/></text:span><text:span text:style-name="Source_20_Text"><text:span text:style-name="T22">.catch</text:span></text:span><text:span text:style-name="Source_20_Text">(function (error) {</text:span></text:p>
      <text:p text:style-name="Preformatted_20_Text"><text:span text:style-name="Source_20_Text"><text:s text:c="4"/>if (error.</text:span><text:span text:style-name="Source_20_Text"><text:span text:style-name="T15">response</text:span></text:span><text:span text:style-name="Source_20_Text">) {</text:span></text:p>
      <text:p text:style-name="Preformatted_20_Text"><text:span text:style-name="Source_20_Text"><text:s text:c="6"/>// A requisição foi feita e o servidor respondeu com um código de status</text:span></text:p>
      <text:p text:style-name="Preformatted_20_Text"><text:span text:style-name="Source_20_Text"><text:s text:c="6"/>// que sai do alcance de 2xx</text:span></text:p>
      <text:p text:style-name="Preformatted_20_Text"><text:span text:style-name="Source_20_Text"><text:s text:c="6"/>console.error(error.response.</text:span><text:span text:style-name="Source_20_Text"><text:span text:style-name="T15">data</text:span></text:span><text:span text:style-name="Source_20_Text">);</text:span></text:p>
      <text:p text:style-name="Preformatted_20_Text"><text:span text:style-name="Source_20_Text"><text:s text:c="6"/>console.error(error.response.</text:span><text:span text:style-name="Source_20_Text"><text:span text:style-name="T15">status</text:span></text:span><text:span text:style-name="Source_20_Text">);</text:span></text:p>
      <text:p text:style-name="Preformatted_20_Text"><text:span text:style-name="Source_20_Text"><text:s text:c="6"/>console.error(error.response.</text:span><text:span text:style-name="Source_20_Text"><text:span text:style-name="T15">headers</text:span></text:span><text:span text:style-name="Source_20_Text">);</text:span></text:p>
      <text:p text:style-name="Preformatted_20_Text"><text:span text:style-name="Source_20_Text"><text:s text:c="4"/>} else if (error.request) {</text:span></text:p>
      <text:p text:style-name="Preformatted_20_Text"><text:span text:style-name="Source_20_Text"><text:s text:c="6"/>// A requisição foi feita mas nenhuma resposta foi recebida</text:span></text:p>
      <text:p text:style-name="Preformatted_20_Text"><text:span text:style-name="Source_20_Text"><text:s text:c="6"/>// `error.request` é uma instância do XMLHttpRequest no navegador e uma instância de</text:span></text:p>
      <text:p text:style-name="Preformatted_20_Text"><text:span text:style-name="Source_20_Text"><text:s text:c="6"/>// http.ClientRequest no node.js</text:span></text:p>
      <text:p text:style-name="Preformatted_20_Text"><text:span text:style-name="Source_20_Text"><text:s text:c="6"/>console.error(error.</text:span><text:span text:style-name="Source_20_Text"><text:span text:style-name="T15">request</text:span></text:span><text:span text:style-name="Source_20_Text">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6"/>// Alguma coisa acontenceu ao configurar a requisição que acionou este erro.</text:span></text:p>
      <text:p text:style-name="Preformatted_20_Text"><text:span text:style-name="Source_20_Text"><text:s text:c="6"/>console.error('Error', error.</text:span><text:span text:style-name="Source_20_Text"><text:span text:style-name="T15">message</text:span></text:span><text:span text:style-name="Source_20_Text">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console.error(error.</text:span><text:span text:style-name="Source_20_Text"><text:span text:style-name="T15">config</text:span></text:span><text:span text:style-name="Source_20_Text">);</text:span></text:p>
      <text:p text:style-name="P113"><text:span text:style-name="Source_20_Text"><text:s text:c="2"/>});</text:span></text:p>
      <text:p text:style-name="P48"/>
      <text:p text:style-name="P48">basicamente usamos o <text:span text:style-name="T15">catch </text:span><text:span text:style-name="T57">e dentro dele podemos ter um aimenssidao de tratamento de erros</text:span></text:p>
      <text:p text:style-name="P40"/>
      <text:p text:style-name="P49">bom o erro <text:s/>acontece quando temos um erro na url e colocamos esse erro propositalmente em noss url colocando um z no final sendo postsz </text:p>
      <text:p text:style-name="P49">onde essa url não exite e vai dar o erro <text:s/>404 <text:s/>de endereço não encontrado not found</text:p>
      <text:p text:style-name="P50">E quando o axios detecta que não tem erro ele não vai cair mais no <text:span text:style-name="T15">them </text:span><text:span text:style-name="T58">pois o them e quando temos sucesso.</text:span></text:p>
      <text:p text:style-name="P152"/>
      <text:p text:style-name="P51"><text:span text:style-name="T58">E</text:span><text:span text:style-name="T56">ntão para motivo de estudo clcique no erroHandlin <text:s/>em nosso ambiente de desenvolvimento <text:s/>e abra o console.</text:span><text:span text:style-name="T59">par aver o erro.</text:span></text:p>
      <text:p text:style-name="P40"/>
      <text:p text:style-name="P56">Nosso codigo ateé o momento está assim:</text:p>
      <text:p text:style-name="P56"/>
      <text:p text:style-name="P22"><text:span text:style-name="T3">const</text:span> <text:span text:style-name="T7">errorHandling</text:span> <text:span text:style-name="T3">=</text:span> () <text:span text:style-name="T3">=&gt;</text:span> {</text:p>
      <text:p text:style-name="P10">axios.<text:span text:style-name="T7">get</text:span>(<text:span text:style-name="T9">'</text:span><text:span text:style-name="T10">https://jsonplaceholder.typicode.com/postszzz</text:span><text:span text:style-name="T9">'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.<text:span text:style-name="T7">catch</text:span>((<text:span text:style-name="T11">error</text:span>) <text:span text:style-name="T3">=&gt;</text:span> {</text:p>
      <text:p text:style-name="P10"><text:span text:style-name="T12">console</text:span>.<text:span text:style-name="T7">log</text:span>(<text:span text:style-name="T11">error</text:span>);</text:p>
      <text:p text:style-name="P10">});</text:p>
      <text:p text:style-name="P10">}</text:p>
      <text:p text:style-name="P56"/>
      <text:p text:style-name="P40"><text:soft-page-break/></text:p>
      <text:p text:style-name="P52">Quando você ver no console ele vai te mostrar está menssagem:</text:p>
      <text:p text:style-name="P53"><text:span text:style-name="T80"><text:line-break/></text:span><text:span text:style-name="T23">xhr.js:247</text:span><text:span text:style-name="T22"> </text:span></text:p>
      <text:p text:style-name="P30">GET <text:span text:style-name="T80">https://jsonplaceholder.typicode.com/postszzz</text:span> 404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85999714368">
          <table:table-cell table:style-name="Table1.A1" office:value-type="string">
            <text:p text:style-name="P136"/>
          </table:table-cell>
          <table:table-cell table:style-name="Table1.A1" office:value-type="string">
            <text:p text:style-name="P137">(anonymous)</text:p>
          </table:table-cell>
          <table:table-cell table:style-name="Table1.A1" office:value-type="string">
            <text:p text:style-name="P137">@</text:p>
          </table:table-cell>
          <table:table-cell table:style-name="Table1.A1" office:value-type="string">
            <text:p text:style-name="P138">xhr.js:247</text:p>
          </table:table-cell>
        </table:table-row>
        <table:table-row table:style-name="TableLine93986000228160">
          <table:table-cell table:style-name="Table1.A1" office:value-type="string">
            <text:p text:style-name="P136"/>
          </table:table-cell>
          <table:table-cell table:style-name="Table1.A1" office:value-type="string">
            <text:p text:style-name="P137">xhr</text:p>
          </table:table-cell>
          <table:table-cell table:style-name="Table1.A1" office:value-type="string">
            <text:p text:style-name="P137">@</text:p>
          </table:table-cell>
          <table:table-cell table:style-name="Table1.A1" office:value-type="string">
            <text:p text:style-name="P138">xhr.js:49</text:p>
          </table:table-cell>
        </table:table-row>
        <table:table-row table:style-name="TableLine93986000228688">
          <table:table-cell table:style-name="Table1.A1" office:value-type="string">
            <text:p text:style-name="P136"/>
          </table:table-cell>
          <table:table-cell table:style-name="Table1.A1" office:value-type="string">
            <text:p text:style-name="P137">Re</text:p>
          </table:table-cell>
          <table:table-cell table:style-name="Table1.A1" office:value-type="string">
            <text:p text:style-name="P137">@</text:p>
          </table:table-cell>
          <table:table-cell table:style-name="Table1.A1" office:value-type="string">
            <text:p text:style-name="P138">dispatchRequest.js:51</text:p>
          </table:table-cell>
        </table:table-row>
        <table:table-row table:style-name="TableLine93985999664432">
          <table:table-cell table:style-name="Table1.A1" office:value-type="string">
            <text:p text:style-name="P136"/>
          </table:table-cell>
          <table:table-cell table:style-name="Table1.A1" office:value-type="string">
            <text:p text:style-name="P137">value</text:p>
          </table:table-cell>
          <table:table-cell table:style-name="Table1.A1" office:value-type="string">
            <text:p text:style-name="P137">@</text:p>
          </table:table-cell>
          <table:table-cell table:style-name="Table1.A1" office:value-type="string">
            <text:p text:style-name="P138">Axios.js:148</text:p>
          </table:table-cell>
        </table:table-row>
        <table:table-row table:style-name="TableLine93985999667312">
          <table:table-cell table:style-name="Table1.A1" office:value-type="string">
            <text:p text:style-name="P136"/>
          </table:table-cell>
          <table:table-cell table:style-name="Table1.A1" office:value-type="string">
            <text:p text:style-name="P137">I.forEach.ke.&lt;computed&gt;</text:p>
          </table:table-cell>
          <table:table-cell table:style-name="Table1.A1" office:value-type="string">
            <text:p text:style-name="P137">@</text:p>
          </table:table-cell>
          <table:table-cell table:style-name="Table1.A1" office:value-type="string">
            <text:p text:style-name="P138">Axios.js:174</text:p>
          </table:table-cell>
        </table:table-row>
        <table:table-row table:style-name="TableLine93985999671936">
          <table:table-cell table:style-name="Table1.A1" office:value-type="string">
            <text:p text:style-name="P136"/>
          </table:table-cell>
          <table:table-cell table:style-name="Table1.A1" office:value-type="string">
            <text:p text:style-name="P137">(anonymous)</text:p>
          </table:table-cell>
          <table:table-cell table:style-name="Table1.A1" office:value-type="string">
            <text:p text:style-name="P137">@</text:p>
          </table:table-cell>
          <table:table-cell table:style-name="Table1.A1" office:value-type="string">
            <text:p text:style-name="P138">bind.js:5</text:p>
          </table:table-cell>
        </table:table-row>
        <table:table-row table:style-name="TableLine93985999675376">
          <table:table-cell table:style-name="Table1.A1" office:value-type="string">
            <text:p text:style-name="P136"/>
          </table:table-cell>
          <table:table-cell table:style-name="Table1.A1" office:value-type="string">
            <text:p text:style-name="P137">errorHandling</text:p>
          </table:table-cell>
          <table:table-cell table:style-name="Table1.A1" office:value-type="string">
            <text:p text:style-name="P137">@</text:p>
          </table:table-cell>
          <table:table-cell table:style-name="Table1.A1" office:value-type="string">
            <text:p text:style-name="P138">main.js:102</text:p>
          </table:table-cell>
        </table:table-row>
      </table:table>
      <text:p text:style-name="P135"><text:span text:style-name="T80">main.js:105</text:span> </text:p>
      <text:list xml:id="list3267222053" text:style-name="L1">
        <text:list-item>
          <text:p text:style-name="P171">q {message: 'Request failed with status code 404', name: 'AxiosError', code: 'ERR_BAD_REQUEST', config: {…}, request: XMLHttpRequest, …}</text:p>
          <text:list>
            <text:list-item>
              <text:p text:style-name="P174">code: "ERR_BAD_REQUEST"</text:p>
            </text:list-item>
            <text:list-item>
              <text:p text:style-name="P174">config: {transitional: {…}, adapter: Array(2), transformRequest: Array(1), transformResponse: Array(1), timeout: 0, …}</text:p>
            </text:list-item>
            <text:list-item>
              <text:p text:style-name="P174">message: "Request failed with status code 404"</text:p>
            </text:list-item>
            <text:list-item>
              <text:p text:style-name="P174">name: "AxiosError"</text:p>
            </text:list-item>
            <text:list-item>
              <text:p text:style-name="P174">request: XMLHttpRequest {onreadystatechange: null, readyState: 4, timeout: 0, withCredentials: false, upload: XMLHttpRequestUpload, …}</text:p>
            </text:list-item>
            <text:list-item>
              <text:p text:style-name="P174">response: {data: {…}, status: 404, statusText: '', headers: i, config: {…}, …}</text:p>
            </text:list-item>
            <text:list-item>
              <text:p text:style-name="P175">stack: "AxiosError: Request failed with status code 404\n at https://cdn.jsdelivr.net/npm/axios/dist/axios.min.js:1:21532\n at XMLHttpRequest.d (https://cdn.jsdelivr.net/npm/axios/dist/axios.min.js:1:21677)"</text:p>
            </text:list-item>
            <text:list-item>
              <text:p text:style-name="P177">[[Prototype]]: </text:p>
            </text:list-item>
          </text:list>
        </text:list-item>
      </text:list>
      <text:p text:style-name="P176"/>
      <text:p text:style-name="P176"/>
      <text:p text:style-name="P183"/>
      <text:p text:style-name="P55">Então vamos fazer um pequena modificação em nosso codigo para ter acesso <text:s/>aos dados dos erros.</text:p>
      <text:p text:style-name="P55"/>
      <text:p text:style-name="P55"/>
      <text:p text:style-name="P10"><text:span text:style-name="T3">const</text:span> <text:span text:style-name="T7">errorHandling</text:span> <text:span text:style-name="T3">=</text:span> () <text:span text:style-name="T3">=&gt;</text:span> {</text:p>
      <text:p text:style-name="P10">axios.<text:span text:style-name="T7">get</text:span>(<text:span text:style-name="T9">'</text:span><text:span text:style-name="T10">https://jsonplaceholder.typicode.com/postszzz</text:span><text:span text:style-name="T9">'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.<text:span text:style-name="T7">catch</text:span>((<text:span text:style-name="T11">error</text:span>) <text:span text:style-name="T3">=&gt;</text:span> {</text:p>
      <text:p text:style-name="P10"><text:span text:style-name="T12">console</text:span>.<text:span text:style-name="T7">log</text:span>(<text:span text:style-name="T11">error</text:span>.response);</text:p>
      <text:p text:style-name="P10">});</text:p>
      <text:p text:style-name="P10">}</text:p>
      <text:p text:style-name="P55"><text:soft-page-break/></text:p>
      <text:p text:style-name="P55"/>
      <text:p text:style-name="P56">E ele vai nos dar agora com adição do respondse depois o error.response </text:p>
      <text:p text:style-name="P54"><text:span text:style-name="T80"><text:line-break/></text:span><text:span text:style-name="T81">xhr.js:247</text:span><text:span text:style-name="T82"> </text:span></text:p>
      <text:p text:style-name="P57">GET <text:span text:style-name="T80">https://jsonplaceholder.typicode.com/postszzz</text:span> 404</text:p>
      <text:p text:style-name="P133"><text:span text:style-name="T80">main.js:105</text:span> </text:p>
      <text:list xml:id="list2547259497" text:style-name="L2">
        <text:list-item>
          <text:p text:style-name="P172">{data: {…}, status: 404, statusText: '', headers: i, config: {…}, …}</text:p>
          <text:list>
            <text:list-item>
              <text:p text:style-name="P178">config: {transitional: {…}, adapter: Array(2), transformRequest: Array(1), transformResponse: Array(1), timeout: 0, …}</text:p>
            </text:list-item>
            <text:list-item>
              <text:p text:style-name="P178">data: {}</text:p>
            </text:list-item>
            <text:list-item>
              <text:p text:style-name="P178">headers: i {cache-control: 'max-age=43200', content-length: '2', content-type: 'application/json; charset=utf-8', expires: '-1', pragma: 'no-cache'}</text:p>
            </text:list-item>
            <text:list-item>
              <text:p text:style-name="P178">request: XMLHttpRequest {onreadystatechange: null, readyState: 4, timeout: 0, withCredentials: false, upload: XMLHttpRequestUpload, …}</text:p>
            </text:list-item>
            <text:list-item>
              <text:p text:style-name="P178">status: 404</text:p>
            </text:list-item>
            <text:list-item>
              <text:p text:style-name="P179"><text:span text:style-name="T14">statusText</text:span>: ""</text:p>
            </text:list-item>
            <text:list-item>
              <text:p text:style-name="P179">[[Prototype]]: Object</text:p>
            </text:list-item>
          </text:list>
        </text:list-item>
      </text:list>
      <text:p text:style-name="P56"/>
      <text:p text:style-name="P58">E ainda podemos melhorar ainda nosso tratamento do erro <text:s/>fazendo esta alterção que esta no codigo abaixo.</text:p>
      <text:p text:style-name="P23"><text:span text:style-name="T3">const</text:span> <text:span text:style-name="T7">errorHandling</text:span> <text:span text:style-name="T3">=</text:span> () <text:span text:style-name="T3">=&gt;</text:span> {</text:p>
      <text:p text:style-name="P10">axios.<text:span text:style-name="T7">get</text:span>(<text:span text:style-name="T9">'</text:span><text:span text:style-name="T10">https://jsonplaceholder.typicode.com/postszzz</text:span><text:span text:style-name="T9">'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.<text:span text:style-name="T7">catch</text:span>((<text:span text:style-name="T11">error</text:span>) <text:span text:style-name="T3">=&gt;</text:span> {</text:p>
      <text:p text:style-name="P10"/>
      <text:p text:style-name="P25"><text:span text:style-name="T7">renderOutput</text:span>(<text:span text:style-name="T11">error</text:span>.response)</text:p>
      <text:p text:style-name="P25"/>
      <text:p text:style-name="P10"><text:span text:style-name="T12">console</text:span>.<text:span text:style-name="T7">log</text:span>(<text:span text:style-name="T11">error</text:span>.response);</text:p>
      <text:p text:style-name="P10">});</text:p>
      <text:p text:style-name="P10">}</text:p>
      <text:p text:style-name="P58"/>
      <text:p text:style-name="P59">perceba que dentro do catch <text:s/>temos <text:s/>o<text:span text:style-name="T15"> renderOutput(error.response)</text:span></text:p>
      <text:p text:style-name="P153"/>
      <text:p text:style-name="P154">bom mas por fim podemos colocar mais outras possibilidades sobre o tratamento de erros e as informações que ele pode no sdar <text:s/>onde fazendo as devidas alterações no sso codigo ficará assim.</text:p>
      <text:p text:style-name="P24"><text:span text:style-name="T6">const</text:span><text:span text:style-name="T15"> </text:span><text:span text:style-name="T8">errorHandling</text:span><text:span text:style-name="T15"> </text:span><text:span text:style-name="T6">=</text:span><text:span text:style-name="T15"> () </text:span><text:span text:style-name="T6">=&gt;</text:span><text:span text:style-name="T15"> {</text:span></text:p>
      <text:p text:style-name="P10">axios.<text:span text:style-name="T7">get</text:span>(<text:span text:style-name="T9">'</text:span><text:span text:style-name="T10">https://jsonplaceholder.typicode.com/postszzz</text:span><text:span text:style-name="T9">'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.<text:span text:style-name="T7">catch</text:span>((<text:span text:style-name="T11">error</text:span>) <text:span text:style-name="T3">=&gt;</text:span> {</text:p>
      <text:p text:style-name="P10"><text:span text:style-name="T7">renderOutput</text:span>(<text:span text:style-name="T11">error</text:span>.response)</text:p>
      <text:p text:style-name="P10"><text:soft-page-break/><text:span text:style-name="T12">console</text:span>.<text:span text:style-name="T7">log</text:span>(<text:span text:style-name="T11">error</text:span>.response.data);</text:p>
      <text:p text:style-name="P10"><text:span text:style-name="T12">console</text:span>.<text:span text:style-name="T7">log</text:span>(<text:span text:style-name="T11">error</text:span>.response.status);</text:p>
      <text:p text:style-name="P10"><text:span text:style-name="T12">console</text:span>.<text:span text:style-name="T7">log</text:span>(<text:span text:style-name="T11">error</text:span>.response.headers);</text:p>
      <text:p text:style-name="P10"><text:span text:style-name="T12">console</text:span>.<text:span text:style-name="T7">log</text:span>(<text:span text:style-name="T11">error</text:span>.response);</text:p>
      <text:p text:style-name="P10">});</text:p>
      <text:p text:style-name="P10">}</text:p>
      <text:p text:style-name="P154"/>
      <text:p text:style-name="P155">com está responsta no console.</text:p>
      <text:p text:style-name="P170">i {cache-control: 'max-age=43200', content-length: '2', content-type: 'application/json; charset=utf-8', expires: '-1', pragma: 'no-cache'}</text:p>
      <text:list xml:id="list1078805603" text:style-name="L3">
        <text:list-item>
          <text:list>
            <text:list-item>
              <text:p text:style-name="P180"><text:span text:style-name="T14">cache-control</text:span>: "max-age=43200"</text:p>
            </text:list-item>
            <text:list-item>
              <text:p text:style-name="P180"><text:span text:style-name="T14">content-length</text:span>: "2"</text:p>
            </text:list-item>
            <text:list-item>
              <text:p text:style-name="P180"><text:span text:style-name="T14">content-type</text:span>: "application/json; charset=utf-8"</text:p>
            </text:list-item>
            <text:list-item>
              <text:p text:style-name="P180"><text:span text:style-name="T14">expires</text:span>: "-1"</text:p>
            </text:list-item>
            <text:list-item>
              <text:p text:style-name="P180"><text:span text:style-name="T14">pragma</text:span>: "no-cache"</text:p>
            </text:list-item>
            <text:list-item>
              <text:p text:style-name="P181">Symbol(Symbol.toStringTag): (...)</text:p>
            </text:list-item>
            <text:list-item>
              <text:p text:style-name="P180">[[Prototype]]: Object</text:p>
            </text:list-item>
          </text:list>
        </text:list-item>
      </text:list>
      <text:p text:style-name="P134"><text:span text:style-name="T80">main.js:109</text:span> </text:p>
      <text:list xml:id="list664431441" text:style-name="L4">
        <text:list-item>
          <text:p text:style-name="P173">{<text:span text:style-name="T20">data</text:span>: {…}, <text:span text:style-name="T20">status</text:span>: 404, <text:span text:style-name="T20">statusText</text:span>: '', <text:span text:style-name="T20">headers</text:span>: i, <text:span text:style-name="T20">config:</text:span> {…}, …}</text:p>
          <text:list>
            <text:list-item>
              <text:p text:style-name="P182"><text:span text:style-name="T20">config</text:span>: {transitional: {…}, adapter: Array(2), transformRequest: Array(1), transformResponse: Array(1), timeout: 0, …}</text:p>
            </text:list-item>
            <text:list-item>
              <text:p text:style-name="P182"><text:span text:style-name="T20">data</text:span>: {}</text:p>
            </text:list-item>
            <text:list-item>
              <text:p text:style-name="P182"><text:span text:style-name="T20">headers</text:span>: i {cache-control: 'max-age=43200', content-length: '2', content-<text:span text:style-name="T20">type</text:span>: 'application/json; charset=utf-8', expires: '-1', pragma: 'no-cache'}</text:p>
            </text:list-item>
            <text:list-item>
              <text:p text:style-name="P182"><text:span text:style-name="T20">request</text:span>: XMLHttpRequest {onreadystatechange: null, readyState: 4, timeout: 0, withCredentials: false, upload: XMLHttpRequestUpload, …}</text:p>
            </text:list-item>
            <text:list-item>
              <text:p text:style-name="P182"><text:span text:style-name="T20">status</text:span>: 404</text:p>
            </text:list-item>
            <text:list-item>
              <text:p text:style-name="P182"><text:span text:style-name="T20">statusText</text:span>: ""</text:p>
            </text:list-item>
            <text:list-item>
              <text:p text:style-name="P182">[[Prototype]]: Object</text:p>
            </text:list-item>
          </text:list>
        </text:list-item>
      </text:list>
      <text:p text:style-name="P155"/>
      <text:p text:style-name="P156">Bom em nosso a aplicação podemo scolocar funções como o alert ou baloes para mostrar para o usuario que tem algo errado que ele digitou algo errado e como se fossse um avalidação de dados</text:p>
      <text:h text:style-name="P2" text:outline-level="2">Curso gratuito Axios #9 - Cancelando uma requisição</text:h>
      <text:p text:style-name="P149"><text:a xlink:type="simple" xlink:href="https://alunos.workover.com.br/courses/602/lessons/9526" text:style-name="Internet_20_link" text:visited-style-name="Visited_20_Internet_20_Link">https://alunos.workover.com.br/courses/602/lessons/9526</text:a> </text:p>
      <text:p text:style-name="P41">vendo na documentação <text:a xlink:type="simple" xlink:href="https://axios-http.com/ptbr/docs/cancellation" text:style-name="Internet_20_link" text:visited-style-name="Visited_20_Internet_20_Link">https://axios-http.com/ptbr/docs/cancellation</text:a> clicacmos em cancelation .</text:p>
      <text:p text:style-name="P41"><text:s/>E vamos ter acesso ao codigo tradtado para cancelament de requisições.</text:p>
      <text:p text:style-name="P42">Basicamente o canceltolken é a forma antiga </text:p>
      <text:p text:style-name="P42">AboutController e a forma nova.</text:p>
      <text:p text:style-name="P42"/>
      <text:p text:style-name="P43"><text:soft-page-break/>1 primeiramente em nossa funçao de cancelamento em nosso arquivo main.js</text:p>
      <text:p text:style-name="P43"/>
      <text:p text:style-name="P43">basicamente temos que seguir esse padrão:</text:p>
      <text:p text:style-name="P43"/>
      <text:h text:style-name="P130" text:outline-level="1">Cancelamento</text:h>
      <text:h text:style-name="Heading_20_2" text:outline-level="2"><text:bookmark text:name="abort-controller"/>AbortController</text:h>
      <text:p text:style-name="Text_20_body">A partir da <text:span text:style-name="Source_20_Text">v0.22.0</text:span>, o Axios oferece suporte ao <text:a xlink:type="simple" xlink:href="https://developer.mozilla.org/en-US/docs/Web/API/AbortController" text:style-name="Internet_20_link" text:visited-style-name="Visited_20_Internet_20_Link"><text:span text:style-name="Source_20_Text">AbortController</text:span></text:a> para cancelar requisições em forma de API fetch.</text:p>
      <text:p text:style-name="Preformatted_20_Text"><text:span text:style-name="Source_20_Text">const controller = new AbortController();</text:span></text:p>
      <text:p text:style-name="Preformatted_20_Text"/>
      <text:p text:style-name="Preformatted_20_Text"><text:span text:style-name="Source_20_Text">axios.get('/foo/bar', {</text:span></text:p>
      <text:p text:style-name="Preformatted_20_Text"><text:span text:style-name="Source_20_Text"><text:s text:c="3"/>signal: controller.signal</text:span></text:p>
      <text:p text:style-name="Preformatted_20_Text"><text:span text:style-name="Source_20_Text">}).then(function(response) {</text:span></text:p>
      <text:p text:style-name="Preformatted_20_Text"><text:span text:style-name="Source_20_Text"><text:s text:c="3"/>//...</text:span></text:p>
      <text:p text:style-name="Preformatted_20_Text"><text:span text:style-name="Source_20_Text">});</text:span></text:p>
      <text:p text:style-name="Preformatted_20_Text"><text:span text:style-name="Source_20_Text">// cancela a requisição</text:span></text:p>
      <text:p text:style-name="P113"><text:span text:style-name="Source_20_Text">controller.abort()</text:span></text:p>
      <text:p text:style-name="P44">o nosso codigo está assim em nosso função de cancelamento.</text:p>
      <text:p text:style-name="P44"/>
      <text:p text:style-name="P20"><text:span text:style-name="T3">const</text:span> <text:span text:style-name="T7">cancel</text:span> <text:span text:style-name="T3">=</text:span> () <text:span text:style-name="T3">=&gt;</text:span> {</text:p>
      <text:p text:style-name="P10"><text:span text:style-name="T3">const</text:span> <text:span text:style-name="T12">controller</text:span> <text:span text:style-name="T3">=</text:span> <text:span text:style-name="T5">new</text:span> <text:span text:style-name="T70">AbortController</text:span>();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},</text:p>
      <text:p text:style-name="P10">signal<text:span text:style-name="T3">:</text:span> <text:span text:style-name="T12">controller</text:span>.<text:span text:style-name="T12">signal</text:span>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27"/>
      <text:p text:style-name="P26">//Aqui vamos chamar o controller.abort que por sua vez nesse contexto não tem sentido pois o ideal seria que tivessemos um botão em nosso frontEnd para captura esse evento de cancelameto </text:p>
      <text:p text:style-name="P26">// mas estamos utilizando o para efeito de estudo. pois no mundo real estariamos adicionando um botão pra disparar este evento.</text:p>
      <text:p text:style-name="P27"/>
      <text:p text:style-name="P10"><text:span text:style-name="T12">controller</text:span>.<text:span text:style-name="T7">abort</text:span>()</text:p>
      <text:p text:style-name="P10">}</text:p>
      <text:p text:style-name="P44"/>
      <text:p text:style-name="P45">Para entender melhor ro que está acontecendo com este codigo horiento que abra o ambiente de desenvolvedor da pagina <text:s/>com CTRL=shift + i <text:s/>e deixe a ba netWork abilitada <text:span text:style-name="T79">e clcique no bottã cancel do ambiente de estudo e você vai ver que arequisição vai ser cancela na aba netWork</text:span></text:p>
      <text:p text:style-name="P45"/>
      <text:p text:style-name="P46">e ainda podemos trabalhar com o cacth para tratar o erro.</text:p>
      <text:p text:style-name="P21"><text:soft-page-break/><text:span text:style-name="T3">const</text:span> <text:span text:style-name="T7">cancel</text:span> <text:span text:style-name="T3">=</text:span> () <text:span text:style-name="T3">=&gt;</text:span> {</text:p>
      <text:p text:style-name="P10"><text:span text:style-name="T3">const</text:span> <text:span text:style-name="T12">controller</text:span> <text:span text:style-name="T3">=</text:span> <text:span text:style-name="T5">new</text:span> <text:span text:style-name="T70">AbortController</text:span>();</text:p>
      <text:p text:style-name="P10"><text:span text:style-name="T3">const</text:span> <text:span text:style-name="T12">config</text:span> <text:span text:style-name="T3">=</text:span> {</text:p>
      <text:p text:style-name="P10">params<text:span text:style-name="T3">:</text:span> {</text:p>
      <text:p text:style-name="P10">_limit<text:span text:style-name="T3">:</text:span> <text:span text:style-name="T12">5</text:span></text:p>
      <text:p text:style-name="P10">},</text:p>
      <text:p text:style-name="P10">signal<text:span text:style-name="T3">:</text:span> <text:span text:style-name="T12">controller</text:span>.<text:span text:style-name="T12">signal</text:span></text:p>
      <text:p text:style-name="P10">};</text:p>
      <text:p text:style-name="P10">axios.<text:span text:style-name="T7">get</text:span>(<text:span text:style-name="T9">'</text:span><text:span text:style-name="T10">https://jsonplaceholder.typicode.com/posts</text:span><text:span text:style-name="T9">'</text:span>, <text:span text:style-name="T12">config</text:span>)</text:p>
      <text:p text:style-name="P10">.<text:span text:style-name="T7">then</text:span>((<text:span text:style-name="T11">response</text:span>) <text:span text:style-name="T3">=&gt;</text:span> <text:span text:style-name="T7">renderOutput</text:span>(<text:span text:style-name="T11">response</text:span>))</text:p>
      <text:p text:style-name="P10">.<text:span text:style-name="T7">catch</text:span>((<text:span text:style-name="T11">e</text:span>) <text:span text:style-name="T3">=&gt;</text:span> {</text:p>
      <text:p text:style-name="P10"><text:span text:style-name="T12">console</text:span>.<text:span text:style-name="T7">log</text:span>(<text:span text:style-name="T11">e</text:span>)</text:p>
      <text:p text:style-name="P10">})</text:p>
      <text:p text:style-name="P27"/>
      <text:p text:style-name="P26">//Aqui vamos chamar o controller.abort que por sua vez nesse contexto não tem sentido pois o ideal seria que tivessemos um botão em nosso frontEnd para captura esse evento de cancelameto </text:p>
      <text:p text:style-name="P26">// mas estamos utilizando o para efeito de estudo. pois no mundo real estariamos adicionando um botão pra disparar este evento.</text:p>
      <text:p text:style-name="P27"/>
      <text:p text:style-name="P10"><text:span text:style-name="T12">controller</text:span>.<text:span text:style-name="T7">abort</text:span>()</text:p>
      <text:p text:style-name="P10">}</text:p>
      <text:p text:style-name="P46"/>
      <text:h text:style-name="P4" text:outline-level="2">Curso gratuito Axios #10 - Interceptadores</text:h>
      <text:p text:style-name="P46"><text:a xlink:type="simple" xlink:href="https://alunos.workover.com.br/courses/602/lessons/9527" text:style-name="Internet_20_link" text:visited-style-name="Visited_20_Internet_20_Link">https://alunos.workover.com.br/courses/602/lessons/9527</text:a> </text:p>
      <text:p text:style-name="P46"/>
      <text:p text:style-name="P46"/>
      <text:p text:style-name="P60">agora vamos na documentação e clicaremosem interceptor ou interceptadores.</text:p>
      <text:p text:style-name="P60"><text:a xlink:type="simple" xlink:href="https://axios-http.com/ptbr/docs/interceptors" text:style-name="Internet_20_link" text:visited-style-name="Visited_20_Internet_20_Link">https://axios-http.com/ptbr/docs/interceptors</text:a> </text:p>
      <text:p text:style-name="P60"><text:s/></text:p>
      <text:h text:style-name="P131" text:outline-level="1">Interceptadores</text:h>
      <text:p text:style-name="Text_20_body">Você pode interceptar requisições ou respostas antes de serem manipuladas pelo <text:span text:style-name="Source_20_Text">then</text:span> ou <text:span text:style-name="Source_20_Text">catch</text:span>.</text:p>
      <text:p text:style-name="Preformatted_20_Text"><text:span text:style-name="Source_20_Text">// Adiciona um interceptador na requisição</text:span></text:p>
      <text:p text:style-name="Preformatted_20_Text"><text:span text:style-name="Source_20_Text">axios.interceptors.request.use(function (config) {</text:span></text:p>
      <text:p text:style-name="Preformatted_20_Text"><text:span text:style-name="Source_20_Text"><text:s text:c="4"/>// Faz alguma coisa antes da requisição ser enviada</text:span></text:p>
      <text:p text:style-name="Preformatted_20_Text"><text:span text:style-name="Source_20_Text"><text:s text:c="4"/>return config;</text:span></text:p>
      <text:p text:style-name="Preformatted_20_Text"><text:span text:style-name="Source_20_Text"><text:s text:c="2"/>}, function (error) {</text:span></text:p>
      <text:p text:style-name="Preformatted_20_Text"><text:span text:style-name="Source_20_Text"><text:s text:c="4"/>// Faz alguma coisa com o erro da requisição</text:span></text:p>
      <text:p text:style-name="Preformatted_20_Text"><text:span text:style-name="Source_20_Text"><text:s text:c="4"/>return Promise.reject(error);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// Adiciona um interceptador na resposta</text:span></text:p>
      <text:p text:style-name="Preformatted_20_Text"><text:span text:style-name="Source_20_Text">axios.interceptors.response.use(function (response) {</text:span></text:p>
      <text:p text:style-name="Preformatted_20_Text"><text:span text:style-name="Source_20_Text"><text:s text:c="4"/>// Qualquer código de status que dentro do limite de 2xx faz com que está função seja acionada</text:span></text:p>
      <text:p text:style-name="Preformatted_20_Text"><text:span text:style-name="Source_20_Text"><text:s text:c="4"/>// Faz alguma coisa com os dados de resposta</text:span></text:p>
      <text:p text:style-name="Preformatted_20_Text"><text:soft-page-break/><text:span text:style-name="Source_20_Text"><text:s text:c="4"/>return response;</text:span></text:p>
      <text:p text:style-name="Preformatted_20_Text"><text:span text:style-name="Source_20_Text"><text:s text:c="2"/>}, function (error) {</text:span></text:p>
      <text:p text:style-name="Preformatted_20_Text"><text:span text:style-name="Source_20_Text"><text:s text:c="4"/>// Qualquer código de status que não esteja no limite do código 2xx faz com que está função seja acionada</text:span></text:p>
      <text:p text:style-name="Preformatted_20_Text"><text:span text:style-name="Source_20_Text"><text:s text:c="4"/>// Faz alguma coisa com o erro da resposta</text:span></text:p>
      <text:p text:style-name="Preformatted_20_Text"><text:span text:style-name="Source_20_Text"><text:s text:c="4"/>return Promise.reject(error);</text:span></text:p>
      <text:p text:style-name="P113"><text:span text:style-name="Source_20_Text"><text:s text:c="2"/>});</text:span></text:p>
      <text:p text:style-name="Text_20_body">Se você precisar remover um interceptador mais tarde, você pode.</text:p>
      <text:p text:style-name="Preformatted_20_Text"><text:span text:style-name="Source_20_Text">const myInterceptor = axios.interceptors.request.use(function () {/*...*/});</text:span></text:p>
      <text:p text:style-name="P113"><text:span text:style-name="Source_20_Text">axios.interceptors.request.eject(myInterceptor);</text:span></text:p>
      <text:p text:style-name="Text_20_body">Você pode adicionar interceptadores em uma instância customizada do axios.</text:p>
      <text:p text:style-name="Preformatted_20_Text"><text:span text:style-name="Source_20_Text">const instance = axios.create();</text:span></text:p>
      <text:p text:style-name="P113"><text:span text:style-name="Source_20_Text">instance.interceptors.request.use(function () {/*...*/});</text:span></text:p>
      <text:p text:style-name="P6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Inter" svg:font-family="Inter, BlinkMacSystemFont, 'Segoe UI', Roboto, Oxygen, Ubuntu, Cantarell, 'Fira Sans', 'Droid Sans', 'Helvetica Neue'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dejavu sans mono" svg:font-family="'dejavu sans mono', monospace"/>
    <style:font-face style:name="inherit" svg:font-family="inherit"/>
    <style:font-face style:name="var source-code-font-family" svg:font-family="'var source-code-font-family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2:01:11.626380484</meta:creation-date>
    <dc:date>2023-06-28T05:33:38.934657740</dc:date>
    <meta:editing-duration>P2DT15H15M18S</meta:editing-duration>
    <meta:editing-cycles>145</meta:editing-cycles>
    <meta:generator>LibreOffice/7.0.6.2$Linux_X86_64 LibreOffice_project/00$Build-2</meta:generator>
    <meta:document-statistic meta:table-count="1" meta:image-count="0" meta:object-count="0" meta:page-count="21" meta:paragraph-count="591" meta:word-count="3350" meta:character-count="24550" meta:non-whitespace-character-count="21437"/>
  </office:meta>
</office:document-meta>
</file>